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fo:font-weight="bold" officeooo:rsid="00100039" officeooo:paragraph-rsid="0006e2b7" style:font-size-asian="15pt" style:font-weight-asian="bold" style:font-size-complex="15pt" style:font-weight-complex="bold"/>
    </style:style>
    <style:style style:name="P2" style:family="paragraph" style:parent-style-name="Heading_20_3">
      <style:text-properties style:font-name="Liberation Serif" fo:font-size="15pt" fo:font-weight="bold" officeooo:rsid="00100039" officeooo:paragraph-rsid="0006e2b7" style:font-name-asian="NSimSun" style:font-size-asian="15pt" style:font-weight-asian="bold" style:font-name-complex="Lucida Sans" style:font-size-complex="15pt" style:font-weight-complex="bold"/>
    </style:style>
    <style:style style:name="P3" style:family="paragraph" style:parent-style-name="Heading_20_4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573b9" officeooo:paragraph-rsid="0006e2b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573b9" officeooo:paragraph-rsid="0006e2b7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100039" officeooo:paragraph-rsid="0006e2b7"/>
    </style:style>
    <style:style style:name="P7" style:family="paragraph" style:parent-style-name="Standard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8" style:family="paragraph" style:parent-style-name="Standard">
      <style:text-properties fo:font-weight="bold" officeooo:rsid="00100039" officeooo:paragraph-rsid="0006e2b7" style:font-weight-asian="bold" style:font-weight-complex="bold"/>
    </style:style>
    <style:style style:name="P9" style:family="paragraph" style:parent-style-name="Standard">
      <style:text-properties fo:font-size="15pt" fo:font-weight="bold" officeooo:rsid="00100039" officeooo:paragraph-rsid="0006e2b7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iberation Serif" fo:font-size="15pt" fo:font-weight="bold" officeooo:rsid="00100039" officeooo:paragraph-rsid="0006e2b7" style:font-name-asian="NSimSun" style:font-size-asian="15pt" style:font-weight-asian="bold" style:font-name-complex="Lucida Sans" style:font-size-complex="15pt" style:font-weight-complex="bold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2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3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4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5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7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8" style:family="paragraph" style:parent-style-name="Text_20_body" style:list-style-name="L1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9" style:family="paragraph" style:parent-style-name="Text_20_body" style:list-style-name="L1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0" style:family="paragraph" style:parent-style-name="Text_20_body" style:list-style-name="L1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1" style:family="paragraph" style:parent-style-name="Text_20_body" style:list-style-name="L1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2" style:family="paragraph" style:parent-style-name="Text_20_body" style:list-style-name="L2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3" style:family="paragraph" style:parent-style-name="Text_20_body" style:list-style-name="L2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4" style:family="paragraph" style:parent-style-name="Text_20_body" style:list-style-name="L2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5" style:family="paragraph" style:parent-style-name="Text_20_body" style:list-style-name="L2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6" style:family="paragraph" style:parent-style-name="Text_20_body" style:list-style-name="L2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7" style:family="paragraph" style:parent-style-name="Text_20_body" style:list-style-name="L3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8" style:family="paragraph" style:parent-style-name="Text_20_body" style:list-style-name="L3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29" style:family="paragraph" style:parent-style-name="Text_20_body" style:list-style-name="L33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0" style:family="paragraph" style:parent-style-name="Text_20_body" style:list-style-name="L3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1" style:family="paragraph" style:parent-style-name="Text_20_body" style:list-style-name="L3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2" style:family="paragraph" style:parent-style-name="Text_20_body" style:list-style-name="L4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3" style:family="paragraph" style:parent-style-name="Text_20_body" style:list-style-name="L4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4" style:family="paragraph" style:parent-style-name="Text_20_body" style:list-style-name="L4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5" style:family="paragraph" style:parent-style-name="Text_20_body" style:list-style-name="L44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6" style:family="paragraph" style:parent-style-name="Text_20_body" style:list-style-name="L4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7" style:family="paragraph" style:parent-style-name="Text_20_body" style:list-style-name="L5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8" style:family="paragraph" style:parent-style-name="Text_20_body" style:list-style-name="L5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39" style:family="paragraph" style:parent-style-name="Text_20_body" style:list-style-name="L5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0" style:family="paragraph" style:parent-style-name="Text_20_body" style:list-style-name="L53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1" style:family="paragraph" style:parent-style-name="Text_20_body" style:list-style-name="L55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2" style:family="paragraph" style:parent-style-name="Text_20_body" style:list-style-name="L5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3" style:family="paragraph" style:parent-style-name="Text_20_body" style:list-style-name="L5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4" style:family="paragraph" style:parent-style-name="Text_20_body" style:list-style-name="L6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5" style:family="paragraph" style:parent-style-name="Text_20_body" style:list-style-name="L65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6" style:family="paragraph" style:parent-style-name="Text_20_body" style:list-style-name="L6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7" style:family="paragraph" style:parent-style-name="Text_20_body" style:list-style-name="L6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8" style:family="paragraph" style:parent-style-name="Text_20_body" style:list-style-name="L6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49" style:family="paragraph" style:parent-style-name="Text_20_body" style:list-style-name="L6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50" style:family="paragraph" style:parent-style-name="Text_20_body" style:list-style-name="L7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51" style:family="paragraph" style:parent-style-name="Text_20_body" style:list-style-name="L7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52" style:family="paragraph" style:parent-style-name="Text_20_body" style:list-style-name="L7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53" style:family="paragraph" style:parent-style-name="Text_20_body" style:list-style-name="L7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54" style:family="paragraph" style:parent-style-name="Text_20_body" style:list-style-name="L7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55" style:family="paragraph" style:parent-style-name="Text_20_body" style:list-style-name="L8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56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57" style:family="paragraph" style:parent-style-name="Text_20_body" style:list-style-name="L87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58" style:family="paragraph" style:parent-style-name="Text_20_body" style:list-style-name="L96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59" style:family="paragraph" style:parent-style-name="Text_20_body" style:list-style-name="L101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0" style:family="paragraph" style:parent-style-name="Text_20_body" style:list-style-name="L110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1" style:family="paragraph" style:parent-style-name="Text_20_body" style:list-style-name="L117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2" style:family="paragraph" style:parent-style-name="Text_20_body" style:list-style-name="L124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3" style:family="paragraph" style:parent-style-name="Text_20_body" style:list-style-name="L127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4" style:family="paragraph" style:parent-style-name="Text_20_body" style:list-style-name="L132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5" style:family="paragraph" style:parent-style-name="Text_20_body" style:list-style-name="L137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6" style:family="paragraph" style:parent-style-name="Text_20_body" style:list-style-name="L142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7" style:family="paragraph" style:parent-style-name="Text_20_body" style:list-style-name="L147">
      <style:paragraph-properties fo:margin-left="0cm" fo:margin-right="0cm" fo:text-indent="0cm" style:auto-text-indent="false" fo:padding="0cm" fo:border="none"/>
      <style:text-properties officeooo:rsid="00100039" officeooo:paragraph-rsid="0006e2b7"/>
    </style:style>
    <style:style style:name="P68" style:family="paragraph" style:parent-style-name="Text_20_body" style:list-style-name="L8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69" style:family="paragraph" style:parent-style-name="Text_20_body" style:list-style-name="L85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0" style:family="paragraph" style:parent-style-name="Text_20_body" style:list-style-name="L8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1" style:family="paragraph" style:parent-style-name="Text_20_body" style:list-style-name="L8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2" style:family="paragraph" style:parent-style-name="Text_20_body" style:list-style-name="L8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3" style:family="paragraph" style:parent-style-name="Text_20_body" style:list-style-name="L93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4" style:family="paragraph" style:parent-style-name="Text_20_body" style:list-style-name="L94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5" style:family="paragraph" style:parent-style-name="Text_20_body" style:list-style-name="L95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6" style:family="paragraph" style:parent-style-name="Text_20_body" style:list-style-name="L9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7" style:family="paragraph" style:parent-style-name="Text_20_body" style:list-style-name="L9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8" style:family="paragraph" style:parent-style-name="Text_20_body" style:list-style-name="L10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79" style:family="paragraph" style:parent-style-name="Text_20_body" style:list-style-name="L10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0" style:family="paragraph" style:parent-style-name="Text_20_body" style:list-style-name="L103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1" style:family="paragraph" style:parent-style-name="Text_20_body" style:list-style-name="L10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2" style:family="paragraph" style:parent-style-name="Text_20_body" style:list-style-name="L108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3" style:family="paragraph" style:parent-style-name="Text_20_body" style:list-style-name="L10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4" style:family="paragraph" style:parent-style-name="Text_20_body" style:list-style-name="L110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5" style:family="paragraph" style:parent-style-name="Text_20_body" style:list-style-name="L11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6" style:family="paragraph" style:parent-style-name="Text_20_body" style:list-style-name="L115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7" style:family="paragraph" style:parent-style-name="Text_20_body" style:list-style-name="L11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8" style:family="paragraph" style:parent-style-name="Text_20_body" style:list-style-name="L11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89" style:family="paragraph" style:parent-style-name="Text_20_body" style:list-style-name="L11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0" style:family="paragraph" style:parent-style-name="Text_20_body" style:list-style-name="L12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1" style:family="paragraph" style:parent-style-name="Text_20_body" style:list-style-name="L123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2" style:family="paragraph" style:parent-style-name="Text_20_body" style:list-style-name="L124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3" style:family="paragraph" style:parent-style-name="Text_20_body" style:list-style-name="L12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4" style:family="paragraph" style:parent-style-name="Text_20_body" style:list-style-name="L12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5" style:family="paragraph" style:parent-style-name="Text_20_body" style:list-style-name="L12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6" style:family="paragraph" style:parent-style-name="Text_20_body" style:list-style-name="L13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7" style:family="paragraph" style:parent-style-name="Text_20_body" style:list-style-name="L13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8" style:family="paragraph" style:parent-style-name="Text_20_body" style:list-style-name="L134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99" style:family="paragraph" style:parent-style-name="Text_20_body" style:list-style-name="L13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00" style:family="paragraph" style:parent-style-name="Text_20_body" style:list-style-name="L13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01" style:family="paragraph" style:parent-style-name="Text_20_body" style:list-style-name="L139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02" style:family="paragraph" style:parent-style-name="Text_20_body" style:list-style-name="L141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03" style:family="paragraph" style:parent-style-name="Text_20_body" style:list-style-name="L142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04" style:family="paragraph" style:parent-style-name="Text_20_body" style:list-style-name="L144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05" style:family="paragraph" style:parent-style-name="Text_20_body" style:list-style-name="L146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P106" style:family="paragraph" style:parent-style-name="Text_20_body" style:list-style-name="L147">
      <style:paragraph-properties fo:margin-left="0cm" fo:margin-right="0cm" fo:text-indent="0cm" style:auto-text-indent="false" fo:padding="0cm" fo:border="none"/>
      <style:text-properties officeooo:paragraph-rsid="0006e2b7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4b759" style:font-size-asian="12pt" style:font-weight-asian="normal" style:font-size-complex="12pt" style:font-weight-complex="normal"/>
    </style:style>
    <style:style style:name="T3" style:family="text">
      <style:text-properties fo:font-size="12pt" officeooo:rsid="0014b759" style:font-size-asian="12pt" style:font-size-complex="12pt"/>
    </style:style>
    <style:style style:name="T4" style:family="text">
      <style:text-properties officeooo:rsid="0006e2b7"/>
    </style:style>
    <style:style style:name="T5" style:family="text">
      <style:text-properties officeooo:rsid="001e0e34"/>
    </style:style>
    <style:style style:name="T6" style:family="text">
      <style:text-properties officeooo:rsid="001efc40"/>
    </style:style>
    <style:style style:name="T7" style:family="text">
      <style:text-properties officeooo:rsid="002151d7"/>
    </style:style>
    <style:style style:name="T8" style:family="text">
      <style:text-properties officeooo:rsid="0020eff0"/>
    </style:style>
    <style:style style:name="T9" style:family="text">
      <style:text-properties officeooo:rsid="002236f8"/>
    </style:style>
    <style:style style:name="T10" style:family="text">
      <style:text-properties officeooo:rsid="00275406"/>
    </style:style>
    <style:style style:name="T11" style:family="text">
      <style:text-properties officeooo:rsid="0026bfa1"/>
    </style:style>
    <style:style style:name="T12" style:family="text">
      <style:text-properties officeooo:rsid="002924f7"/>
    </style:style>
    <style:style style:name="T13" style:family="text">
      <style:text-properties officeooo:rsid="0029bee4"/>
    </style:style>
    <style:style style:name="T14" style:family="text">
      <style:text-properties officeooo:rsid="002ad5d4"/>
    </style:style>
    <style:style style:name="T15" style:family="text">
      <style:text-properties officeooo:rsid="002a58f5"/>
    </style:style>
    <style:style style:name="T16" style:family="text">
      <style:text-properties officeooo:rsid="002ba075"/>
    </style:style>
    <style:style style:name="T17" style:family="text">
      <style:text-properties officeooo:rsid="002c49b6"/>
    </style:style>
    <style:style style:name="T18" style:family="text">
      <style:text-properties officeooo:rsid="002dd368"/>
    </style:style>
    <style:style style:name="T19" style:family="text">
      <style:text-properties officeooo:rsid="002e1818"/>
    </style:style>
    <style:style style:name="T20" style:family="text">
      <style:text-properties officeooo:rsid="0030c97f"/>
    </style:style>
    <style:style style:name="T21" style:family="text">
      <style:text-properties officeooo:rsid="0031faf4"/>
    </style:style>
    <style:style style:name="T22" style:family="text">
      <style:text-properties officeooo:rsid="00316372"/>
    </style:style>
    <style:style style:name="T23" style:family="text">
      <style:text-properties officeooo:rsid="00317776"/>
    </style:style>
    <style:style style:name="T24" style:family="text">
      <style:text-properties officeooo:rsid="0032d3a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опросы к зачету по истории. 2024. П<text:span text:style-name="T4">И</text:span><text:span text:style-name="T1">здец</text:span></text:p>
      <text:p text:style-name="P5"><text:span text:style-name="T1"/></text:p>
      <text:p text:style-name="P9">Вопрос <text:span text:style-name="T5">21</text:span></text:p>
      <text:h text:style-name="P1" text:outline-level="3">Внутренняя политика правительства при Александре I</text:h>
      <text:h text:style-name="P3" text:outline-level="4">1. Общий контекст правления</text:h>
      <text:list xml:id="list2428065714" text:style-name="L1">
        <text:list-item>
          <text:p text:style-name="P11"><text:span text:style-name="Strong_20_Emphasis">Время правления:</text:span> Александра I (1801-1825) охватывает период после Наполеоновских войн и включает в себя важные внутренние реформы.</text:p>
        </text:list-item>
        <text:list-item>
          <text:p text:style-name="P11"><text:span text:style-name="Strong_20_Emphasis">Курс на реформы:</text:span> Александра I характеризовался стремлением к модернизации государства, желанием изменить административную систему и улучшить положение крестьян.</text:p>
        </text:list-item>
      </text:list>
      <text:h text:style-name="P3" text:outline-level="4">2. Реформы управления</text:h>
      <text:list xml:id="list2954816741" text:style-name="L6">
        <text:list-item>
          <text:p text:style-name="P12"><text:span text:style-name="Strong_20_Emphasis">Административная реформа:</text:span> В 1802 году введены новые органы власти: Министерства, что обеспечивало более эффективное управление государственными делами.</text:p>
        </text:list-item>
        <text:list-item>
          <text:p text:style-name="P12"><text:span text:style-name="Strong_20_Emphasis">Нормативная база:</text:span> Разработка новых законодательных актов, включая указы о создании губерний и уездов, что способствовало децентрализации управления.</text:p>
        </text:list-item>
      </text:list>
      <text:h text:style-name="P3" text:outline-level="4">3. Социальные реформы</text:h>
      <text:list xml:id="list1321433213" text:style-name="L7">
        <text:list-item>
          <text:p text:style-name="P13"><text:span text:style-name="Strong_20_Emphasis">Крепостное право:</text:span> Приняты меры по улучшению положения крестьян, в том числе указ о «вольных хлебопашцах» (1803), который позволил крестьянам выходить из крепостного подчинения.</text:p>
        </text:list-item>
        <text:list-item>
          <text:p text:style-name="P13"><text:span text:style-name="Strong_20_Emphasis">Образование:</text:span> Развитие системы образования, открытие университетов и гимназий, что стало основой для формирования нового интеллигенции.</text:p>
        </text:list-item>
      </text:list>
      <text:h text:style-name="P3" text:outline-level="4">4. Политическая ситуация</text:h>
      <text:list xml:id="list2808923531" text:style-name="L8">
        <text:list-item>
          <text:p text:style-name="P14"><text:span text:style-name="Strong_20_Emphasis">Секретные общества:</text:span> На фоне реформ возникли тайные общества, стремившиеся к изменениям и большей политической свободе, такие как Союз благоденствия и Северное общество.</text:p>
        </text:list-item>
        <text:list-item>
          <text:p text:style-name="P14"><text:span text:style-name="Strong_20_Emphasis">Реформы и реакция:</text:span> Внутренние реформы вызывали сопротивление со стороны консервативных кругов, что привело к колебаниям в политическом курсе Александра I.</text:p>
        </text:list-item>
      </text:list>
      <text:h text:style-name="P3" text:outline-level="4">5. Внешние обстоятельства</text:h>
      <text:list xml:id="list3777575529" text:style-name="L9">
        <text:list-item>
          <text:p text:style-name="P15"><text:span text:style-name="Strong_20_Emphasis">Наполеоновские войны:</text:span> Влияние внешних конфликтов на внутреннюю политику: необходимость сплочения общества вокруг внешней угрозы.</text:p>
        </text:list-item>
        <text:list-item>
          <text:p text:style-name="P15"><text:span text:style-name="Strong_20_Emphasis">Семилетняя войны:</text:span> Поражение и последующее восстановление как стимул для внутреннего реформирования страны.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10">Вопрос 22</text:p>
      <text:h text:style-name="P2" text:outline-level="3">Внешняя политика России в первой четверти XIX века</text:h>
      <text:h text:style-name="P3" text:outline-level="4">1. Общий контекст</text:h>
      <text:list xml:id="list2245821651" text:style-name="L11">
        <text:list-item>
          <text:p text:style-name="P17"><text:span text:style-name="Strong_20_Emphasis">Период правления:</text:span> Внешняя политика России в первой четверти XIX века охватывает правление Александра I (1801-1825) и включает важные события, связанные с наполеоновскими войнами.</text:p>
        </text:list-item>
        <text:list-item>
          <text:p text:style-name="P17"><text:span text:style-name="Strong_20_Emphasis">Цели внешней политики:</text:span> Основными целями были: укрепление позиций России в Европе, противодействие французскому влиянию, сохранение и расширение территориальных приобретений.</text:p>
        </text:list-item>
      </text:list>
      <text:h text:style-name="P3" text:outline-level="4">2. Наполеоновские войны</text:h>
      <text:list xml:id="list3450092915" text:style-name="L16">
        <text:list-item>
          <text:p text:style-name="P18"><text:span text:style-name="Strong_20_Emphasis">Первый период войны с Наполеоном (1805-1807):</text:span> Россия была частью антифранцузской коалиции, но потерпела поражения в сражениях при Аустерлице (1805) и при Фрауэнштадте (1807).</text:p>
        </text:list-item>
        <text:list-item>
          <text:p text:style-name="P18"><text:span text:style-name="Strong_20_Emphasis">Тильзитский мир (1807):</text:span> Завершение войны с Францией, который принес временное сотрудничество между Россией и Наполеоном, но закрепил за Россией значительные территориальные потери.</text:p>
        </text:list-item>
      </text:list>
      <text:h text:style-name="P3" text:outline-level="4">3. Внешняя политика после Тильзита</text:h>
      <text:list xml:id="list3872737980" text:style-name="L17">
        <text:list-item>
          <text:p text:style-name="P19"><text:span text:style-name="Strong_20_Emphasis">Перемирие с Францией:</text:span> Формирование союзов и коалиций против Наполеона для подготовки к дальнейшему противостоянию.</text:p>
        </text:list-item>
        <text:list-item>
          <text:p text:style-name="P19"><text:span text:style-name="Strong_20_Emphasis">Участие в освободительных войнах:</text:span> Александра I активно принимал участие в свержении Наполеона и восстановлении порядка в Европе.</text:p>
        </text:list-item>
      </text:list>
      <text:h text:style-name="P3" text:outline-level="4">4. Отечественная война 1812 года</text:h>
      <text:list xml:id="list1810947313" text:style-name="L18">
        <text:list-item>
          <text:p text:style-name="P20"><text:span text:style-name="Strong_20_Emphasis">Мотивация конфликта:</text:span> Наполеон нарушил условия Тильзитского мира, что привело к стремлению России сохранить свою независимость и сохранить влияние в Европе.</text:p>
        </text:list-item>
        <text:list-item>
          <text:p text:style-name="P20"><text:span text:style-name="Strong_20_Emphasis">События войны:</text:span> Ключевым моментом стало сражение при Бородино (1812), после которого русская армия отошла вглубь страны, а затем началось контрнаступление.</text:p>
        </text:list-item>
        <text:list-item>
          <text:p text:style-name="P20"><text:span text:style-name="Strong_20_Emphasis">Отступление французов:</text:span> Успешное завершение войны с разгромом французы в 1812 году, которое укрепило международный авторитет России.</text:p>
        </text:list-item>
      </text:list>
      <text:h text:style-name="P3" text:outline-level="4">5. Венский конгресс (1814-1815)</text:h>
      <text:list xml:id="list3030700309" text:style-name="L19">
        <text:list-item>
          <text:p text:style-name="P21"><text:span text:style-name="Strong_20_Emphasis">Участие в переговорах:</text:span> Россия приняла активное участие в обсуждении нового порядка в Европе, что способствовало восстановлению влияния империи.</text:p>
        </text:list-item>
        <text:list-item>
          <text:p text:style-name="P21"><text:span text:style-name="Strong_20_Emphasis">Создание Священного Союза:</text:span> После Венского конгресса Россия, Австрия и Пруссия образовали Священный союз, нацеленный на защиту монархических принципов и подавление революционных движений.</text:p>
        </text:list-item>
      </text:list>
      <text:h text:style-name="P3" text:outline-level="4"><text:soft-page-break/>6. Итоги и последствия</text:h>
      <text:list xml:id="list3483742481" text:style-name="L20">
        <text:list-item>
          <text:p text:style-name="P22"><text:span text:style-name="Strong_20_Emphasis">Укрепление позиций России:</text:span> Одержанные победы в войнах и активная внешняя политика укрепили статус России как одной из ведущих великих держав Европы.</text:p>
        </text:list-item>
        <text:list-item>
          <text:p text:style-name="P22"><text:span text:style-name="Strong_20_Emphasis">Влияние на внутренние дела:</text:span> Успехи внешней политики способствовали росту патриотических настроений в России, но также привели к усилению авторитарных тенденций во власти.</text:p>
        </text:list-item>
        <text:list-item>
          <text:p text:style-name="P22"><text:span text:style-name="Strong_20_Emphasis"><text:span text:style-name="T3">Новая конфигурация сил в Европе:</text:span></text:span><text:span text:style-name="T2"> Внешняя политика первой четверти XIX века предопределила дальнейшие события в Европе, включая рост национальных движений и революционных настроений.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0">Вопрос 23</text:p>
      <text:h text:style-name="P2" text:outline-level="3">Движение декабристов</text:h>
      <text:h text:style-name="P3" text:outline-level="4">1. Общий контекст</text:h>
      <text:list xml:id="list301833217" text:style-name="L22">
        <text:list-item>
          <text:p text:style-name="P23"><text:span text:style-name="Strong_20_Emphasis">Декабристы:</text:span> Это группа революционеров, которая выступала за реформы в России, особенно за отмену крепостного права и ограничение власти царя.</text:p>
        </text:list-item>
        <text:list-item>
          <text:p text:style-name="P23"><text:span text:style-name="Strong_20_Emphasis">Исторические предпосылки:</text:span> Движение возникло на фоне общественных изменений, вызванных войнами с Наполеоном и новым уровнем образования и просвещения среди интеллигенции.</text:p>
        </text:list-item>
      </text:list>
      <text:h text:style-name="P3" text:outline-level="4">2. Формирование декабристского движения</text:h>
      <text:list xml:id="list562450707" text:style-name="L27">
        <text:list-item>
          <text:p text:style-name="P24"><text:span text:style-name="Strong_20_Emphasis">Идеология:</text:span> Декабристы находились под влиянием идей французской революции, а также западноевропейского политического опыта.</text:p>
        </text:list-item>
        <text:list-item>
          <text:p text:style-name="P24"><text:span text:style-name="Strong_20_Emphasis">Тайные общества:</text:span> Основные организации - Союз благоденствия и Северное общество, которые разрабатывали планы по реформированию и свержению самодержавия.</text:p>
        </text:list-item>
      </text:list>
      <text:h text:style-name="P3" text:outline-level="4">3. Восстание 14 декабря 1825 года</text:h>
      <text:list xml:id="list203458649" text:style-name="L28">
        <text:list-item>
          <text:p text:style-name="P25"><text:span text:style-name="Strong_20_Emphasis">Причины восстания:</text:span> Смерть царя Александра I в 1825 году и нерешенность вопроса о престолонаследии. Дебаты о том, кто должен занять трон — Николай I или Константин.</text:p>
        </text:list-item>
        <text:list-item>
          <text:p text:style-name="P25"><text:span text:style-name="Strong_20_Emphasis">Акт восстания:</text:span> Восстание декабристов произошло 14 декабря 1825 года на Сенатской площади в Санкт-Петербурге, когда они отказались присягать новому царю Николаю I.</text:p>
        </text:list-item>
      </text:list>
      <text:h text:style-name="P3" text:outline-level="4">4. Участники восстания</text:h>
      <text:list xml:id="list676811191" text:style-name="L29">
        <text:list-item>
          <text:p text:style-name="P26"><text:span text:style-name="Strong_20_Emphasis">Лидеры:</text:span> Среди главных участников были Сергей Муравьев-Апостол, Николай Трубецкой, Pavel Pestel и другие.</text:p>
        </text:list-item>
        <text:list-item>
          <text:p text:style-name="P26"><text:span text:style-name="Strong_20_Emphasis">Социальный состав:</text:span> Восстание поддержали офицеры, дворяне и интеллигенция, которые искали изменения в политической системе.</text:p>
        </text:list-item>
      </text:list>
      <text:h text:style-name="P3" text:outline-level="4"><text:soft-page-break/>5. Ответ правительства</text:h>
      <text:list xml:id="list1884969722" text:style-name="L30">
        <text:list-item>
          <text:p text:style-name="P27"><text:span text:style-name="Strong_20_Emphasis">Подавление восстания:</text:span> Восстание было быстро подавлено правительственными войсками, в результате чего некоторые из лидеров были арестованы.</text:p>
        </text:list-item>
        <text:list-item>
          <text:p text:style-name="P27"><text:span text:style-name="Strong_20_Emphasis">Судебные процессы:</text:span> Прошли судебные процессы над декабристами, на которых многие получили смертные приговоры или были отправлены в сибирскую ссылку.</text:p>
        </text:list-item>
      </text:list>
      <text:h text:style-name="P3" text:outline-level="4">6. Идеи и наследие декабристов</text:h>
      <text:list xml:id="list2765336203" text:style-name="L31">
        <text:list-item>
          <text:p text:style-name="P28"><text:span text:style-name="Strong_20_Emphasis">Реформаторские идеи:</text:span> Идеи декабристов о свободе, равенстве, необходимости отмены крепостного права и конституционном правлении оказали влияние на будущие поколения.</text:p>
        </text:list-item>
        <text:list-item>
          <text:p text:style-name="P28"><text:span text:style-name="Strong_20_Emphasis"><text:span text:style-name="T3">Историческая память:</text:span></text:span><text:span text:style-name="T2"> Движение стало символом борьбы за свободу и справедливость в России, вдохновляя последующие революционные движения и интеллектуалов.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0">Вопрос 24</text:p>
      <text:h text:style-name="P2" text:outline-level="3">Внутренняя политика России в царствование Николая I</text:h>
      <text:h text:style-name="P3" text:outline-level="4">1. Общий контекст правления</text:h>
      <text:list xml:id="list3554098873" text:style-name="L33">
        <text:list-item>
          <text:p text:style-name="P29"><text:span text:style-name="Strong_20_Emphasis">Период правления:</text:span> Николай I царствовал с 1825 по 1855 год, в его правление страна пережила ряд значительных изменений и реформ.</text:p>
        </text:list-item>
        <text:list-item>
          <text:p text:style-name="P29"><text:span text:style-name="Strong_20_Emphasis">Отличительные черты:</text:span> Царствование Николая I характеризовалось авторитарным режимом, усилением политической репрессии и попытками сохранить самодержавие.</text:p>
        </text:list-item>
      </text:list>
      <text:h text:style-name="P3" text:outline-level="4">2. Политический режим и репрессии</text:h>
      <text:list xml:id="list1668693214" text:style-name="L38">
        <text:list-item>
          <text:p text:style-name="P30"><text:span text:style-name="Strong_20_Emphasis">Ужесточение политической ситуации:</text:span> После подавления восстания декабристов Николай I укрепил контроль над обществом, увеличив число тайных полиций и цензуры.</text:p>
        </text:list-item>
        <text:list-item>
          <text:p text:style-name="P30"><text:span text:style-name="Strong_20_Emphasis">Цензура:</text:span> Ужесточение цензурных мер, контроль печати и ограничение свободы слова, что способствовало подавлению любых проявлений свободомыслия.</text:p>
        </text:list-item>
        <text:list-item>
          <text:p text:style-name="P30"><text:span text:style-name="Strong_20_Emphasis">Тайная полиция:</text:span> Создание III отделения собственной его армии по охране общественного порядка, которое занималось политическим сысками и репрессиями.</text:p>
        </text:list-item>
      </text:list>
      <text:h text:style-name="P3" text:outline-level="4">3. Социально-экономические реформы</text:h>
      <text:list xml:id="list2348923118" text:style-name="L39">
        <text:list-item>
          <text:p text:style-name="P31"><text:span text:style-name="Strong_20_Emphasis">Крепостное право:</text:span> Отсутствие серьезных реформ по уменьшению или отмене крепостного права привело к социальному недовольству и крестьянским волнениям.</text:p>
        </text:list-item>
        <text:list-item>
          <text:p text:style-name="P31"><text:span text:style-name="Strong_20_Emphasis">Промышленность:</text:span> Поддержка развития промышленности и железнодорожного строительства, что способствовало экономическому росту, однако не решало проблему социального неравенства.</text:p>
        </text:list-item>
      </text:list>
      <text:h text:style-name="P3" text:outline-level="4"><text:soft-page-break/>4. Образование и культура</text:h>
      <text:list xml:id="list2731219253" text:style-name="L40">
        <text:list-item>
          <text:p text:style-name="P32"><text:span text:style-name="Strong_20_Emphasis">Реформа образования:</text:span> Попытка улучшить систему образования, но в условиях жесткой цензуры и контроля со стороны государства.</text:p>
        </text:list-item>
        <text:list-item>
          <text:p text:style-name="P32"><text:span text:style-name="Strong_20_Emphasis">Культура:</text:span> Процветание литературы, но на фоне ограничения свободы творчества. Многие писатели и деятели культуры сталкивались с репрессиями.</text:p>
        </text:list-item>
      </text:list>
      <text:h text:style-name="P3" text:outline-level="4">5. Внешняя политика и ее влияние на внутренние дела</text:h>
      <text:list xml:id="list3157733550" text:style-name="L41">
        <text:list-item>
          <text:p text:style-name="P33"><text:span text:style-name="Strong_20_Emphasis">Внешние войны:</text:span> Участие в Крымской войне (1853-1856), что усилило недостатки внутренней политики и поразило социальные и экономические проблемы.</text:p>
        </text:list-item>
        <text:list-item>
          <text:p text:style-name="P33"><text:span text:style-name="Strong_20_Emphasis">Общая реакция:</text:span> Внешние неудачи подрывали авторитет власти и создали предпосылки для внутренних изменений.</text:p>
        </text:list-item>
      </text:list>
      <text:h text:style-name="P3" text:outline-level="4">6. Реформа государственной структуры</text:h>
      <text:list xml:id="list1558370282" text:style-name="L42">
        <text:list-item>
          <text:p text:style-name="P34"><text:span text:style-name="Strong_20_Emphasis">Административные изменения:</text:span> Попытки улучшить управление на местах через создание новых губерний и институтов местного самоуправления, меньшее влияние помещиков.</text:p>
        </text:list-item>
        <text:list-item>
          <text:p text:style-name="P34"><text:span text:style-name="Strong_20_Emphasis"><text:span text:style-name="T3">Судебная реформа:</text:span></text:span><text:span text:style-name="T2"> Вопросы реформирования судебной системы рассматривались, но окончательные решения не были осуществлены.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0">Вопрос 25</text:p>
      <text:h text:style-name="P2" text:outline-level="3">Внешняя политика России в царствование Николая I</text:h>
      <text:h text:style-name="P3" text:outline-level="4">1. Общий контекст</text:h>
      <text:list xml:id="list3245870432" text:style-name="L44">
        <text:list-item>
          <text:p text:style-name="P35"><text:span text:style-name="Strong_20_Emphasis">Период правления:</text:span> Царствование Николая I (1825-1855) пришло на время значительных изменений в Европе, что влияло на внешнеполитическую деятельность России.</text:p>
        </text:list-item>
        <text:list-item>
          <text:p text:style-name="P35"><text:span text:style-name="Strong_20_Emphasis">Цели внешней политики:</text:span> Основной целью была защита и расширение влияния России на Балканах и в Центральной Азии, укрепление позиций империи в результате противостояния с западными державами.</text:p>
        </text:list-item>
      </text:list>
      <text:h text:style-name="P3" text:outline-level="4">2. Основные направления внешней политики</text:h>
      <text:list xml:id="list3663866402" text:style-name="L49">
        <text:list-item>
          <text:p text:style-name="P36"><text:span text:style-name="Strong_20_Emphasis">Взаимоотношения с Западом:</text:span> Стремление к поддержанию баланса сил в Европе и противодействие революционным движениям, что выражалось в активном участии России в ряде международных конференций.</text:p>
        </text:list-item>
        <text:list-item>
          <text:p text:style-name="P36"><text:span text:style-name="Strong_20_Emphasis">Балканская политика:</text:span> Поддержка славянских народов, стремящихся к независимости от Османской империи, что вызывало напряженность с другими европейскими державами.</text:p>
        </text:list-item>
      </text:list>
      <text:h text:style-name="P3" text:outline-level="4"><text:soft-page-break/>3. Крымская война (1853-1856)</text:h>
      <text:list xml:id="list3670976790" text:style-name="L50">
        <text:list-item>
          <text:p text:style-name="P37"><text:span text:style-name="Strong_20_Emphasis">Причины войны:</text:span> Конфликт интересов с Османской империей и борьба за влияние на Балканах, а также претензии на защиту православных верующих.</text:p>
        </text:list-item>
        <text:list-item>
          <text:p text:style-name="P37"><text:span text:style-name="Strong_20_Emphasis">Ключевые события:</text:span> Сражения на Черном море, осада Севастополя, дипломатическая дружба и союз против России со стороны Великобритании, Франции и других держав.</text:p>
        </text:list-item>
        <text:list-item>
          <text:p text:style-name="P37"><text:span text:style-name="Strong_20_Emphasis">Итоги войны:</text:span> Условия Парижского мира 1856 года значительно ослабили позиции России в Черном море и на Балканах, стали катализатором внутренних реформ.</text:p>
        </text:list-item>
      </text:list>
      <text:h text:style-name="P3" text:outline-level="4">4. Восточная Азия</text:h>
      <text:list xml:id="list3551474263" text:style-name="L51">
        <text:list-item>
          <text:p text:style-name="P38"><text:span text:style-name="Strong_20_Emphasis">Русско-турецкие отношения:</text:span> В первой половине XIX века Россия продолжала борьбу за влияние в Восточной Европе, той частью, которая была связана с Османской империей.</text:p>
        </text:list-item>
        <text:list-item>
          <text:p text:style-name="P38"><text:span text:style-name="Strong_20_Emphasis">Территориальные приобретения:</text:span> Присоединение новых земель в Центральной Азии (Кокандская и Хивинская ханства) как часть экспансии России на восток.</text:p>
        </text:list-item>
      </text:list>
      <text:h text:style-name="P3" text:outline-level="4">5. Поляки и поляки</text:h>
      <text:list xml:id="list2225674887" text:style-name="L52">
        <text:list-item>
          <text:p text:style-name="P39"><text:span text:style-name="Strong_20_Emphasis">Восстание 1830 года:</text:span> Польское восстание против русского владычества, которое было жестко подавлено, что сказалось на стабильности внутри Российской империи.</text:p>
        </text:list-item>
        <text:list-item>
          <text:p text:style-name="P39"><text:span text:style-name="Strong_20_Emphasis">Реакция России:</text:span> Ужесточение репрессий против польского населения и культурная ассимиляция.</text:p>
        </text:list-item>
      </text:list>
      <text:h text:style-name="P3" text:outline-level="4">6. Итоги внешней политики</text:h>
      <text:list xml:id="list308745951" text:style-name="L53">
        <text:list-item>
          <text:p text:style-name="P40"><text:span text:style-name="Strong_20_Emphasis">Общие тенденции:</text:span> Внешняя политика Николая I была основана на идее сохранения самодержавия и контроля над внутренними делами через внешние конфликты.</text:p>
        </text:list-item>
        <text:list-item>
          <text:p text:style-name="P40"><text:span text:style-name="Strong_20_Emphasis"><text:span text:style-name="T3">Последствия Крымской войны:</text:span></text:span><text:span text:style-name="T2"> Поражение России дало толчок к внутренним реформам, включая подготовку к освобождению крестьян и модернизации экономики.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0"><text:soft-page-break/>Вопрос 26</text:p>
      <text:h text:style-name="P2" text:outline-level="3">Отмена крепостного права: причины, содержание реформы и ее последствия</text:h>
      <text:h text:style-name="P3" text:outline-level="4">1. Причины отмены крепостного права</text:h>
      <text:list xml:id="list1482219261" text:style-name="L55">
        <text:list-item>
          <text:p text:style-name="P41"><text:span text:style-name="Strong_20_Emphasis">Социально-экономические причины:</text:span> Крепостное право стало тормозить развитие экономики, не позволяло внедрять современные производственные методы. Экономический рост требовал от крестьян большей мобильности и свободы.</text:p>
        </text:list-item>
        <text:list-item>
          <text:p text:style-name="P41"><text:span text:style-name="Strong_20_Emphasis">Политические причины:</text:span> Уроки Крымской войны (1853-1856) показали слабость страны и необходимость укрепления внутреннего единства и социальной стабильности.</text:p>
        </text:list-item>
        <text:list-item>
          <text:p text:style-name="P41"><text:span text:style-name="Strong_20_Emphasis">Идеологические изменения:</text:span> Влияние просветительских идей и критика крепостного права со стороны либеральной интеллигенции, что способствовало росту общественного мнения в поддержку реформ.</text:p>
        </text:list-item>
      </text:list>
      <text:h text:style-name="P3" text:outline-level="4">2. Содержание реформы</text:h>
      <text:list xml:id="list2966821319" text:style-name="L57">
        <text:list-item>
          <text:p text:style-name="P42"><text:span text:style-name="Strong_20_Emphasis">Манифест об отмене крепостного права:</text:span> Был принят 19 февраля 1861 года, который провозгласил освобождение крестьян от крепостного права.</text:p>
        </text:list-item>
        <text:list-item>
          <text:p text:style-name="P42"><text:span text:style-name="Strong_20_Emphasis">Условия освобождения:</text:span> Крестьяне получали возможность свободно передвигаться и заниматься частным трудом, но участие в реформе требовало выкупа земель с установлением платежей.</text:p>
        </text:list-item>
        <text:list-item>
          <text:p text:style-name="P42"><text:span text:style-name="Strong_20_Emphasis">Раздел имущества:</text:span> Владелец должен был выделить надел для крестьян, при этом, зачастую, выделялись земельные участки меньшего качества.</text:p>
        </text:list-item>
        <text:list-item>
          <text:p text:style-name="P42"><text:span text:style-name="Strong_20_Emphasis">Создание мировых судов:</text:span> Для разрешения споров между крестьянами и помещиками были учреждены мировые суды, что способствовало более справедливому разрешению конфликтов.</text:p>
        </text:list-item>
      </text:list>
      <text:h text:style-name="P3" text:outline-level="4">3. Последствия реформы</text:h>
      <text:list xml:id="list3970767443" text:style-name="L58">
        <text:list-item>
          <text:p text:style-name="P43"><text:span text:style-name="Strong_20_Emphasis">Социальные последствия:</text:span> Освобождение крестьян не привело к полной интеграции в рыночные отношения и к значительным изменениям в социальной структуре. Множество крестьян оставалось бедными и зависимыми от помещиков.</text:p>
        </text:list-item>
        <text:list-item>
          <text:p text:style-name="P43"><text:span text:style-name="Strong_20_Emphasis">Экономические последствия:</text:span> Экономика России начала развиваться, однако полной трансформации не произошло из-за торможений в сельском хозяйстве и недостаточной поддержки крестьян.</text:p>
        </text:list-item>
        <text:list-item>
          <text:p text:style-name="P43"><text:span text:style-name="Strong_20_Emphasis">Политические последствия:</text:span> Реформа не принесла ожидаемого социального мира и стабилизации, что вскоре привело к новому волнениям и протестам, как среди крестьян, так и среди интеллигенции.</text:p>
        </text:list-item>
        <text:list-item>
          <text:p text:style-name="P43"><text:span text:style-name="Strong_20_Emphasis"><text:span text:style-name="T3">Долгосрочные последствия:</text:span></text:span><text:span text:style-name="T2"> Отмена крепостного права стала основой для сосредоточения усилий на дальнейших реформах в России, что в итоге предопределило более глубокие социальные и политические изменения в конце XIX - начале XX века.</text:span></text:p>
        </text:list-item>
      </text:list>
      <text:p text:style-name="P16"><text:span text:style-name="T2"/></text:p>
      <text:p text:style-name="P16"><text:soft-page-break/><text:span text:style-name="T2"/></text:p>
      <text:p text:style-name="P10">Вопрос 27</text:p>
      <text:h text:style-name="P2" text:outline-level="3">Либеральные реформы 1860–70-х гг.</text:h>
      <text:h text:style-name="P3" text:outline-level="4">1. Общий контекст реформ</text:h>
      <text:list xml:id="list1027624784" text:style-name="L60">
        <text:list-item>
          <text:p text:style-name="P44"><text:span text:style-name="Strong_20_Emphasis">Необходимость реформ:</text:span> Социально-экономические изменения, вызванные отменой крепостного права, потребовали модернизации управленческой системы и создания новых институтов.</text:p>
        </text:list-item>
        <text:list-item>
          <text:p text:style-name="P44"><text:span text:style-name="Strong_20_Emphasis">Идеология реформ:</text:span> Либеральная идея о необходимости создания более открытого и демократичного гражданского общества, основанного на принципах правового государства.</text:p>
        </text:list-item>
      </text:list>
      <text:h text:style-name="P3" text:outline-level="4">2. Реформа местного самоуправления</text:h>
      <text:list xml:id="list1430532290" text:style-name="L65">
        <text:list-item>
          <text:p text:style-name="P45"><text:span text:style-name="Strong_20_Emphasis">Указ о местном самоуправлении:</text:span> В 1864 году была введена земельная реформа, которая учредила земства — местные представительные органы, ответственные за решение местных вопросов.</text:p>
        </text:list-item>
        <text:list-item>
          <text:p text:style-name="P45"><text:span text:style-name="Strong_20_Emphasis">Функции земств:</text:span> Печать, образование, здравоохранение, дороги, что способствовало развитию местного самоуправления и большей ответственности власти перед населением.</text:p>
        </text:list-item>
        <text:list-item>
          <text:p text:style-name="P45"><text:span text:style-name="Strong_20_Emphasis">Доступность:</text:span> Участие в выборах в земства было ограничено, однако восстановление местного самоуправления стало важным шагом к гражданской активности.</text:p>
        </text:list-item>
      </text:list>
      <text:h text:style-name="P3" text:outline-level="4">3. Судебная реформа</text:h>
      <text:list xml:id="list2131913849" text:style-name="L66">
        <text:list-item>
          <text:p text:style-name="P46"><text:span text:style-name="Strong_20_Emphasis">Указ о судебной реформе:</text:span> В 1864 году была проведена реформа, которая создала независимую судебную систему с открытыми судебными заседаниями и сопроводила их с нормами права.</text:p>
        </text:list-item>
        <text:list-item>
          <text:p text:style-name="P46"><text:span text:style-name="Strong_20_Emphasis">Система судов:</text:span> Учреждение мировых судов, губернских и окружных судов, что упростило доступ граждан к правосудию и обеспечило более справедливое разбирательство дел.</text:p>
        </text:list-item>
        <text:list-item>
          <text:p text:style-name="P46"><text:span text:style-name="Strong_20_Emphasis">Права сторон:</text:span> Соответствующие изменения, включая гарантии защиты прав обвиняемых, внесли значительные улучшения в правовую систему.</text:p>
        </text:list-item>
      </text:list>
      <text:h text:style-name="P3" text:outline-level="4">4. Образовательная реформа</text:h>
      <text:list xml:id="list1523855714" text:style-name="L67">
        <text:list-item>
          <text:p text:style-name="P47"><text:span text:style-name="Strong_20_Emphasis">Указ об образовании:</text:span> Осуществлен в 1863 году, который ввел принцип светской школы и обеспечил доступ к образованию для всех слоев населения.</text:p>
        </text:list-item>
        <text:list-item>
          <text:p text:style-name="P47"><text:span text:style-name="Strong_20_Emphasis">Развитие университетов:</text:span> Увеличение числа университетов и гимназий, что способствовало расширению образовательных возможностей и подготовке квалифицированных кадров.</text:p>
        </text:list-item>
        <text:list-item>
          <text:p text:style-name="P47"><text:span text:style-name="Strong_20_Emphasis">Реформа начального образования:</text:span> Введение обязательного начального образования, что сыграло важную роль в повышении общего уровня образования населения.</text:p>
        </text:list-item>
      </text:list>
      <text:h text:style-name="P3" text:outline-level="4">5. Реформа вооруженных сил</text:h>
      <text:list xml:id="list863593298" text:style-name="L68">
        <text:list-item>
          <text:p text:style-name="P48"><text:span text:style-name="Strong_20_Emphasis">Армейская реформа:</text:span> Проведенная в 1874 году, введя всеобщее военное обременение, что сделало службу в армии обязательной для всех граждан.</text:p>
        </text:list-item>
        <text:list-item>
          <text:p text:style-name="P48"><text:soft-page-break/><text:span text:style-name="Strong_20_Emphasis">Профессионализация армии:</text:span> Повышение качества подготовки офицеров и士 дальнейшее реформирование службы, что способствовало укреплению обороноспособности страны.</text:p>
        </text:list-item>
        <text:list-item>
          <text:p text:style-name="P48"><text:span text:style-name="Strong_20_Emphasis">Система призыва:</text:span> Ослабление зависимости от помещиков и улучшение условий службы, что создало более эффективную и мобильную армию.</text:p>
        </text:list-item>
      </text:list>
      <text:h text:style-name="P3" text:outline-level="4">6. Последствия реформ</text:h>
      <text:list xml:id="list2315527137" text:style-name="L69">
        <text:list-item>
          <text:p text:style-name="P49"><text:span text:style-name="Strong_20_Emphasis">Улучшение управления:</text:span> Реформы способствовали созданию более эффективных и ответственных управленческих структур, которые учитывали интересы населения.</text:p>
        </text:list-item>
        <text:list-item>
          <text:p text:style-name="P49"><text:span text:style-name="Strong_20_Emphasis"><text:span text:style-name="T3">Рост социального недовольства:</text:span></text:span><text:span text:style-name="T2"> Несмотря на позитивные изменения, реформы не решили всех проблем, что вскоре привело к новому волнению в конце XIX века.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0">Вопрос 28</text:p>
      <text:h text:style-name="P2" text:outline-level="3">Революционное народничество в России</text:h>
      <text:h text:style-name="P3" text:outline-level="4">1. Общий контекст</text:h>
      <text:list xml:id="list1765772581" text:style-name="L71">
        <text:list-item>
          <text:p text:style-name="P50"><text:span text:style-name="Strong_20_Emphasis">Определение народничества:</text:span> Революционное народничество — это течение в российском революционном движении конца XIX — начала XX века, которое опиралось на идеи народного движения и крестьянской свободы.</text:p>
        </text:list-item>
        <text:list-item>
          <text:p text:style-name="P50"><text:span text:style-name="Strong_20_Emphasis">Базовые идеи:</text:span> Идея создания социализма в России на основе крестьянской общины, отвергавшие идеи городского пролетариата как главной революционной силы.</text:p>
        </text:list-item>
      </text:list>
      <text:h text:style-name="P3" text:outline-level="4">2. Исторические предпосылки</text:h>
      <text:list xml:id="list2761896035" text:style-name="L76">
        <text:list-item>
          <text:p text:style-name="P51"><text:span text:style-name="Strong_20_Emphasis">Социальные изменения:</text:span> Реформа 1861 года и отмена крепостного права создали условия для формирования нового классового сознания среди крестьян и интеллигенции.</text:p>
        </text:list-item>
        <text:list-item>
          <text:p text:style-name="P51"><text:span text:style-name="Strong_20_Emphasis">Интеллигенция:</text:span> Революционное народничество стало результатом кризиса либеральной мысли и усугубления социальных противоречий.</text:p>
        </text:list-item>
      </text:list>
      <text:h text:style-name="P3" text:outline-level="4">3. Основные направления народничества</text:h>
      <text:list xml:id="list2978105145" text:style-name="L77">
        <text:list-item>
          <text:p text:style-name="P52"><text:span text:style-name="Strong_20_Emphasis">Идеология и программы:</text:span> Зависимость от крестьянских движений, пропаганда идей, основанных на социалистическом строе, и стремление к революции через крестьянскую революцию.</text:p>
        </text:list-item>
        <text:list-item>
          <text:p text:style-name="P52"><text:span text:style-name="Strong_20_Emphasis">Формирование революционных групп:</text:span> Создание комитетов, крестьянских союзов и агитация среди крестьян.</text:p>
        </text:list-item>
      </text:list>
      <text:h text:style-name="P3" text:outline-level="4"><text:soft-page-break/>4. Основные организации и личности</text:h>
      <text:list xml:id="list3189226669" text:style-name="L78">
        <text:list-item>
          <text:p text:style-name="P53"><text:span text:style-name="Strong_20_Emphasis">Земля и воля:</text:span> Организация, основанная в 1861 году, которая ставила своей целью агитацию среди крестьян, а также террористические действия против представителей власти. Разделилась на два направления: «черный передел» и «народная воля».</text:p>
        </text:list-item>
        <text:list-item>
          <text:p text:style-name="P53"><text:span text:style-name="Strong_20_Emphasis">Народная воля:</text:span> Радикальная группировка, осуществившая покушение на Александра II в 1881 году. Основное внимание уделялось террору как средству борьбы.</text:p>
        </text:list-item>
        <text:list-item>
          <text:p text:style-name="P53"><text:span text:style-name="Strong_20_Emphasis">Плевако, Ульянов, и другие:</text:span> Выдающиеся деятели народнического движения, которые играли ключевую роль в организации и пропаганде идей народничества.</text:p>
        </text:list-item>
      </text:list>
      <text:h text:style-name="P3" text:outline-level="4">5. Методы борьбы</text:h>
      <text:list xml:id="list3203965037" text:style-name="L79">
        <text:list-item>
          <text:p text:style-name="P54"><text:span text:style-name="Strong_20_Emphasis">Агитация и пропаганда:</text:span> Распространение революционного материала и идей среди крестьян и рабочих.</text:p>
        </text:list-item>
        <text:list-item>
          <text:p text:style-name="P54"><text:span text:style-name="Strong_20_Emphasis">Террор:</text:span> Использование актов насилия против представителей власти, чтобы привлечь внимание к своим требованиям.</text:p>
        </text:list-item>
        <text:list-item>
          <text:p text:style-name="P54"><text:span text:style-name="Strong_20_Emphasis">Работа среди крестьян:</text:span> Целенаправленная работа по организации крестьянских масс для активного сопротивления власти.</text:p>
        </text:list-item>
      </text:list>
      <text:h text:style-name="P3" text:outline-level="4">6. Кризис и трансформация народничества</text:h>
      <text:list xml:id="list2420129743" text:style-name="L80">
        <text:list-item>
          <text:p text:style-name="P55"><text:span text:style-name="Strong_20_Emphasis">Неудачи народников:</text:span> Провал агитационных кампаний и террористических актов, недостаточная поддержка крестьян, что привело к разочарованию в методах борьбы.</text:p>
        </text:list-item>
        <text:list-item>
          <text:p text:style-name="P55"><text:span text:style-name="Strong_20_Emphasis"><text:span text:style-name="T3">Перемещение в марксизм:</text:span></text:span><text:span text:style-name="T2"> В конце XIX века многие народники начали трансформироваться в марксистов, что привело к созданию новых революционных организаций.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0">Вопрос 29</text:p>
      <text:p text:style-name="P10">Внутренняя политика Александра III</text:p>
      <text:p text:style-name="P8">1. Общий контекст</text:p>
      <text:p text:style-name="P6">Вступление на трон: Александр III стал императором в 1881 году после убийства своего отца Александра II, что определило его политику как реакционную и консервативную.</text:p>
      <text:p text:style-name="P6"/>
      <text:p text:style-name="P6">Идеология: Принятие курса на укрепление самодержавия, опираясь на традиционные ценности и отказ от реформ, характерных для правления его предшественника.</text:p>
      <text:p text:style-name="P6"/>
      <text:p text:style-name="P8">2. Политика «контрреформ»</text:p>
      <text:p text:style-name="P6">Сокращение прав местного самоуправления: Упразднение ряда положений реформы 1864 года, ослабление власти земств и усиление контроля со стороны центральной власти.</text:p>
      <text:p text:style-name="P6"/>
      <text:p text:style-name="P6"><text:soft-page-break/>Политические репрессии: Ужесточение цензуры и репрессии против революционных организаций, оппозиции и даже либеральной интеллигенции.</text:p>
      <text:p text:style-name="P6"/>
      <text:p text:style-name="P6">Создание специальных учреждений: Учреждение «чрезвычайных комитетов» для борьбы с революционным движением и следственного аппарата, что способствовало усилению полицейского контроля.</text:p>
      <text:p text:style-name="P6"/>
      <text:p text:style-name="P8">3. Экономическая политика</text:p>
      <text:p text:style-name="P6">Поддержка промышленного развития: Игнорирование сельского хозяйства в пользу промышленности, что привело к значительных темпам индустриализации к концу XIX века.</text:p>
      <text:p text:style-name="P6"/>
      <text:p text:style-name="P6">Реформа сельского хозяйства: Упор на кредитование крестьян для улучшения их хозяйственного положения, однако по-прежнему ограниченные результаты.</text:p>
      <text:p text:style-name="P6"/>
      <text:p text:style-name="P6">Развитие инфраструктуры: Постройка железных дорог и модернизация транспортной системы, что способствовало экономическому росту и связям между регионами.</text:p>
      <text:p text:style-name="P6"/>
      <text:p text:style-name="P8">4. Социальная политика</text:p>
      <text:p text:style-name="P6">Национальная политика: Ужесточение русификации национальных меньшинств, что вызывало недовольство и протесты в разных регионах империи.</text:p>
      <text:p text:style-name="P6"/>
      <text:p text:style-name="P6">Образование: Консервативное направление в образовательной политике, снижение автономии университетов и усиление церковного влияния в школах.</text:p>
      <text:p text:style-name="P6"/>
      <text:p text:style-name="P8">5. Аграрная политика</text:p>
      <text:p text:style-name="P6">Земельные реформы: Принятие мер по улучшению положения крестьян, однако реформы двигались медленно и не всегда эффективно.</text:p>
      <text:p text:style-name="P6"/>
      <text:p text:style-name="P6">Кредитная система: Создание схемы кредитования, которая позволяла крестьянству получать средства на развитие сельского хозяйства, но значительной поддержки не оказала.</text:p>
      <text:p text:style-name="P6"/>
      <text:p text:style-name="P8">6. Итоги внутренней политики</text:p>
      <text:p text:style-name="P6">Консервативный режим: Внутренняя политика Александра III привела к усилению авторитаризма и стабилизации самодержавия, однако покрывала существующие социальные проблемы.</text:p>
      <text:p text:style-name="P6"/>
      <text:p text:style-name="P7"><text:span text:style-name="T2">Увеличение недовольства: Под конец его правления нарастали протестные настроения, что стало предвестником более глубоких изменений в обществе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10">Вопрос 30</text:p>
      <text:h text:style-name="P2" text:outline-level="3">Внешняя политика России в 1856–1894 гг.</text:h>
      <text:h text:style-name="P3" text:outline-level="4">1. Общий контекст</text:h>
      <text:list xml:id="list1686596740" text:style-name="L82">
        <text:list-item>
          <text:p text:style-name="P68"><text:span text:style-name="Strong_20_Emphasis">Период после Крымской войны:</text:span> Россия была вынуждена пересмотреть свою внешнюю политику после поражения в Крымской войне (1853-1856), что отразилось на её международном статусе и влиянии.</text:p>
        </text:list-item>
        <text:list-item>
          <text:p text:style-name="P68"><text:soft-page-break/><text:span text:style-name="Strong_20_Emphasis">Проблемы внутренней политики:</text:span> Необходимость провести реформы для укрепления внутренней стабильности, что также наложило отпечаток на внешнеполитические приоритеты.</text:p>
        </text:list-item>
      </text:list>
      <text:h text:style-name="P3" text:outline-level="4">2. Основные направления внешней политики</text:h>
      <text:list xml:id="list646733879" text:style-name="L85">
        <text:list-item>
          <text:p text:style-name="P69"><text:span text:style-name="Strong_20_Emphasis">Возрождение влияния в Европе:</text:span> Стремление восстановить утраченные позиции и авторитет России в Европе, усиление влияния на Балканах и в Причерноморском регионе.</text:p>
        </text:list-item>
        <text:list-item>
          <text:p text:style-name="P69"><text:span text:style-name="Strong_20_Emphasis">Расширение на Востоке:</text:span> Увеличение влияния России в Центральной Азии, Тихом океане и Дальнем Востоке; стремление к контролю над торговыми путями и ресурсами.</text:p>
        </text:list-item>
      </text:list>
      <text:h text:style-name="P3" text:outline-level="4">3. Внешнеполитические события</text:h>
      <text:list xml:id="list913293613" text:style-name="L86">
        <text:list-item>
          <text:p text:style-name="P70"><text:span text:style-name="Strong_20_Emphasis">Соглашение с Великобританией:</text:span> В 1871 году было подписано Лондонское соглашение, восстанавливающее дипломатические отношения и устанавливающее баланс сил в Европе.</text:p>
        </text:list-item>
        <text:list-item>
          <text:p text:style-name="P70"><text:span text:style-name="Strong_20_Emphasis">Русско-турецкая война (1877-1878):</text:span> Россия выступила в роли защитницы славянских народов, война завершилась Суэцким миром и обретением контроля над Болгарией и рядом других регионов.</text:p>
        </text:list-item>
        <text:list-item>
          <text:p text:style-name="P70"><text:span text:style-name="Strong_20_Emphasis">Берлинский конгресс (1878):</text:span> Россия вынуждена была согласиться на сокращение своих завоеваний в результате давления западных держав, что сопровождалось разочарованием и недовольством в стране.</text:p>
        </text:list-item>
        <text:list-item>
          <text:p text:style-name="P70"><text:span text:style-name="Strong_20_Emphasis">Восточная политика:</text:span> Увеличение влияния на Средней Азии в ходе борьбы с Британской империей за контроль в регионе, что вело к захвату Туркестана.</text:p>
        </text:list-item>
        <text:list-item>
          <text:p text:style-name="P70"><text:span text:style-name="Strong_20_Emphasis">Русско-японская война (1904-1905):</text:span> Хотя война произошла после описываемого периода, нарастающее напряжение и противоречия в отношениях с Японией закладывались именно в этот период.</text:p>
        </text:list-item>
      </text:list>
      <text:h text:style-name="P3" text:outline-level="4">4. Итоги внешней политики</text:h>
      <text:list xml:id="list2822632501" text:style-name="L87">
        <text:list-item>
          <text:p text:style-name="P71"><text:span text:style-name="Strong_20_Emphasis">Укрепление влияния на Балканах и в Центральной Азии:</text:span> России удалось расширить своё влияние на Балканах и укрепиться в Центральной Азии.</text:p>
        </text:list-item>
        <text:list-item>
          <text:p text:style-name="P71"><text:span text:style-name="Strong_20_Emphasis">Подспорье для внутренней политики:</text:span> Внешняя политика использовалась для укрепления легитимности самодержавия и для отвлечения внимания от внутренних проблем.</text:p>
        </text:list-item>
        <text:list-item>
          <text:p text:style-name="P57"><text:span text:style-name="Strong_20_Emphasis"><text:span text:style-name="T3">Кризисы и конфликты:</text:span></text:span><text:span text:style-name="T2"> Несмотря на успехи, внешняя политика сопровождалась множеством кризисов, что вскоре привело к новым конфликтам и изменениям в международных отношениях.</text:span></text:p>
        </text:list-item>
      </text:list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10"><text:soft-page-break/>Вопрос 31</text:p>
      <text:h text:style-name="P2" text:outline-level="3">Россия в начале правления Николая II: социально-экономическое развитие</text:h>
      <text:h text:style-name="P3" text:outline-level="4">1. Общий контекст</text:h>
      <text:list xml:id="list2405706320" text:style-name="L89">
        <text:list-item>
          <text:p text:style-name="P72"><text:span text:style-name="Strong_20_Emphasis">Вступление на трон:</text:span> Николай II стал императором в 1894 году после смерти своего отца Александра III. Его правление началось в условиях устойчивого экономического роста и социальных изменений.</text:p>
        </text:list-item>
        <text:list-item>
          <text:p text:style-name="P72"><text:span text:style-name="Strong_20_Emphasis">Наследие предыдущей эпохи:</text:span> Политика Александра III оставила следы консерватизма, однако экономические процессы, начатые ранее, стремились к модернизации.</text:p>
        </text:list-item>
      </text:list>
      <text:h text:style-name="P3" text:outline-level="4">2. Социально-экономическое развитие</text:h>
      <text:list xml:id="list1457008889" text:style-name="L93">
        <text:list-item>
          <text:p text:style-name="P73"><text:span text:style-name="Strong_20_Emphasis">Индустриализация:</text:span> В начале XX века Россия продолжала активно индустриализироваться. Главные отрасли: текстильная, металлургическая и угольная промышленности.</text:p>
        </text:list-item>
        <text:list-item>
          <text:p text:style-name="P73"><text:span text:style-name="Strong_20_Emphasis">Рост городского населения:</text:span> Увеличение числа рабочих и миграция крестьян в города создали новый социальный слой — пролетариат, что привело к росту рабочего движения.</text:p>
        </text:list-item>
        <text:list-item>
          <text:p text:style-name="P73"><text:span text:style-name="Strong_20_Emphasis">Железнодорожное строительство:</text:span> Строительство Транссибирской магистрали и других железнодорожных линий способствовало экономическому развитию, обеспечив транспортные связи между регионами.</text:p>
        </text:list-item>
      </text:list>
      <text:h text:style-name="P3" text:outline-level="4">3. Сельское хозяйство</text:h>
      <text:list xml:id="list3760495899" text:style-name="L94">
        <text:list-item>
          <text:p text:style-name="P74"><text:span text:style-name="Strong_20_Emphasis">Аграрные реформы:</text:span> Продолжение процесса крестьянской реформы, осуществленной в 1861 году. Формирование сельскохозяйственных кооперативов и развитие новых методов ведения хозяйства.</text:p>
        </text:list-item>
        <text:list-item>
          <text:p text:style-name="P74"><text:span text:style-name="Strong_20_Emphasis">Проблемы крестьян:</text:span> Несмотря на реформы, крестьяне продолжали сталкиваться с бедностью, долгами и недостатком земли, что приводило к социальным настроениям и недовольству.</text:p>
        </text:list-item>
      </text:list>
      <text:h text:style-name="P3" text:outline-level="4">4. Экономические кризисы</text:h>
      <text:list xml:id="list3401377000" text:style-name="L95">
        <text:list-item>
          <text:p text:style-name="P75"><text:span text:style-name="Strong_20_Emphasis">Падение цен и экономические депрессии:</text:span> Конец XIX века был ознаменован экономическими кризисами, падением цен на сельскохозяйственные продукты и смятением в промышленности.</text:p>
        </text:list-item>
        <text:list-item>
          <text:p text:style-name="P75"><text:span text:style-name="Strong_20_Emphasis">Финансовая система:</text:span> Влияние на экономическую стабильность оказывали условия мирового рынка и внутренняя финансовая политика, что создало трудности для предприятий и крестьянства.</text:p>
        </text:list-item>
      </text:list>
      <text:h text:style-name="P3" text:outline-level="4">5. Рабочее движение и социалистические идеи</text:h>
      <text:list xml:id="list4107359237" text:style-name="L96">
        <text:list-item>
          <text:p text:style-name="P76"><text:span text:style-name="Strong_20_Emphasis">Рост рабочего класса:</text:span> Увеличение рабочего движения, выражавшего протест против условий труда, низкой оплаты и отсутствия прав.</text:p>
        </text:list-item>
        <text:list-item>
          <text:p text:style-name="P58"><text:span text:style-name="Strong_20_Emphasis"><text:span text:style-name="T3">Социалистические идеи:</text:span></text:span><text:span text:style-name="T2"> Распространение марксистских и народнических идей, создание первых рабочих организаций и забастовок.</text:span></text:p>
        </text:list-item>
      </text:list>
      <text:p text:style-name="P56"><text:span text:style-name="T2"/></text:p>
      <text:p text:style-name="P56"><text:soft-page-break/><text:span text:style-name="T2"/></text:p>
      <text:p text:style-name="P56"><text:span text:style-name="T2"/></text:p>
      <text:p text:style-name="P56"><text:span text:style-name="T2"/></text:p>
      <text:p text:style-name="P10">Вопрос 32</text:p>
      <text:h text:style-name="P2" text:outline-level="3">Личность Николая II: противоречивость оценок. Внутренняя политика в начале правления</text:h>
      <text:h text:style-name="P3" text:outline-level="4">1. Личность Николая II</text:h>
      <text:list xml:id="list1230897522" text:style-name="L98">
        <text:list-item>
          <text:p text:style-name="P77"><text:span text:style-name="Strong_20_Emphasis">Общее впечатление:</text:span> Николай II часто оценивался как человек, стремившийся быть добрым и заботливым правителем, но его действия иногда противоречили этому образу.</text:p>
        </text:list-item>
        <text:list-item>
          <text:p text:style-name="P77"><text:span text:style-name="Strong_20_Emphasis">Личное качество:</text:span> Описывается как осторожный и нерешительный, что отражалось на его политических решениях. Его религиозные убеждения и семья также значимо влияли на его личность и решения.</text:p>
        </text:list-item>
        <text:list-item>
          <text:p text:style-name="P77"><text:span text:style-name="Strong_20_Emphasis">Критика и похвала:</text:span> Некоторые историки считают его жертвой обстоятельств, другие — что он сам несет ответственность за состояние страны в последние годы своей жизни.</text:p>
        </text:list-item>
      </text:list>
      <text:h text:style-name="P3" text:outline-level="4">2. Внутренняя политика в начале правления</text:h>
      <text:list xml:id="list2351830847" text:style-name="L100">
        <text:list-item>
          <text:p text:style-name="P78"><text:span text:style-name="Strong_20_Emphasis">Консервативный курс:</text:span> В начале правления Николай II продолжил политику своего предшественника Александра III, стремясь к укреплению самодержавия и стабильности в стране.</text:p>
        </text:list-item>
        <text:list-item>
          <text:p text:style-name="P78"><text:span text:style-name="Strong_20_Emphasis">Необходимость реформ:</text:span> Характеризуется отсутствием стремления к реформам — как в политической, так и в социальной сфере. Однако назревали требования общества о проведении изменений.</text:p>
        </text:list-item>
        <text:list-item>
          <text:p text:style-name="P78"><text:span text:style-name="Strong_20_Emphasis">Отношения с Государственной Думой:</text:span> После неудач первой Думы в 1906 году многие общественные и политические группировки начали набирать популярность, требуя изменений.</text:p>
        </text:list-item>
      </text:list>
      <text:h text:style-name="P3" text:outline-level="4">3. Кризисы и изменения</text:h>
      <text:list xml:id="list2745785181" text:style-name="L101">
        <text:list-item>
          <text:p text:style-name="P79"><text:span text:style-name="Strong_20_Emphasis">Рост недовольства:</text:span> Социальные и экономические проблемы, усугубленные его нерешительными действиями, способствовали росту недовольства среди различных слоев общества.</text:p>
        </text:list-item>
        <text:list-item>
          <text:p text:style-name="P59"><text:span text:style-name="Strong_20_Emphasis"><text:span text:style-name="T3">Революционное движение:</text:span></text:span><text:span text:style-name="T2"> На фоне ухудшения условий жизни, неэффективной внутренней политики, социального протеста и трудовых забастовок, радикальные идеи начали шириться.</text:span></text:p>
        </text:list-item>
      </text:list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10"><text:soft-page-break/>Вопрос 33</text:p>
      <text:h text:style-name="P2" text:outline-level="3">Освободительное движение в России на рубеже XIX–XX веков</text:h>
      <text:h text:style-name="P3" text:outline-level="4">1. Общий контекст</text:h>
      <text:list xml:id="list2419525500" text:style-name="L103">
        <text:list-item>
          <text:p text:style-name="P80"><text:span text:style-name="Strong_20_Emphasis">Социальные реформы:</text:span> Период после отмены крепостного права (1861) стал отправной точкой для активизации общественной жизни и появления различных движений. Социальная напряженность в обществе нарастала.</text:p>
        </text:list-item>
        <text:list-item>
          <text:p text:style-name="P80"><text:span text:style-name="Strong_20_Emphasis">Политические репрессии:</text:span> Ужесточение режима и репрессии со стороны властей в ответ на требования реформ провоцировали протестные настроения.</text:p>
        </text:list-item>
      </text:list>
      <text:h text:style-name="P3" text:outline-level="4">2. Зарождение освободительного движения</text:h>
      <text:list xml:id="list1713721598" text:style-name="L107">
        <text:list-item>
          <text:p text:style-name="P81"><text:span text:style-name="Strong_20_Emphasis">Лiberal Reformers:</text:span> Освободительное движение объединяло дворян и интеллигенцию, выступающих за политические и социальные реформы. Ведущие идеи – расширение прав граждан, демократия и единение народов.</text:p>
        </text:list-item>
        <text:list-item>
          <text:p text:style-name="P81"><text:span text:style-name="Strong_20_Emphasis">Революционные настроения:</text:span> В ответ на недовольство возникали более радикальные группы, требующие коренных изменений, включая социалистов и марксистов.</text:p>
        </text:list-item>
      </text:list>
      <text:h text:style-name="P3" text:outline-level="4">3. Основные движения и организации</text:h>
      <text:list xml:id="list250351453" text:style-name="L108">
        <text:list-item>
          <text:p text:style-name="P82"><text:span text:style-name="Strong_20_Emphasis">Народничество:</text:span> Идея о необходимости преобразования общества через крестьянский социализм и активное участие народа. Популярность идеалов "народной воли".</text:p>
        </text:list-item>
        <text:list-item>
          <text:p text:style-name="P82"><text:span text:style-name="Strong_20_Emphasis">Социал-демократы:</text:span> Влияние марксистских идей, создание РСДРП, стремление к рабочему движению и организации классовой борьбы.</text:p>
        </text:list-item>
        <text:list-item>
          <text:p text:style-name="P82"><text:span text:style-name="Strong_20_Emphasis">Лiberal Political Organizations:</text:span> Образование различных либеральных групп, таких как кадеты и октябристы, которые выступали за реформы в рамках существующей системы.</text:p>
        </text:list-item>
      </text:list>
      <text:h text:style-name="P3" text:outline-level="4">4. Революционные события и кризисы</text:h>
      <text:list xml:id="list4167949471" text:style-name="L109">
        <text:list-item>
          <text:p text:style-name="P83"><text:span text:style-name="Strong_20_Emphasis">Старые формы протеста:</text:span> Волнения среди крестьянства, рабочие забастовки и демонстрации как ответ на социальные проблемы и требования политических прав.</text:p>
        </text:list-item>
        <text:list-item>
          <text:p text:style-name="P83"><text:span text:style-name="Strong_20_Emphasis">1905 год:</text:span> Революция, события "Кровавого воскресенья" 9 января 1905 года стали катализатором для массового движения за реформы и привели к созданию первой Государственной думы.</text:p>
        </text:list-item>
      </text:list>
      <text:h text:style-name="P3" text:outline-level="4">5. Итоги и последствия освободительного движения</text:h>
      <text:list xml:id="list3896227244" text:style-name="L110">
        <text:list-item>
          <text:p text:style-name="P84"><text:span text:style-name="Strong_20_Emphasis">Ухудшение положения:</text:span> Текущие противоречия и постоянные репрессии не привели к стабильности, а только укрепили радикальные настроения в обществе.</text:p>
        </text:list-item>
        <text:list-item>
          <text:p text:style-name="P60"><text:span text:style-name="Strong_20_Emphasis"><text:span text:style-name="T3">Предпосылки для будущих изменений:</text:span></text:span><text:span text:style-name="T2"> Освободительное движение на рубеже XIX–XX веков стало основой для дальнейших революционных преобразований, включающих Октябрьскую революцию 1917 года.</text:span></text:p>
        </text:list-item>
      </text:list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oft-page-break/><text:span text:style-name="T2"/></text:p>
      <text:p text:style-name="P10">Вопрос 34</text:p>
      <text:h text:style-name="P2" text:outline-level="3">Внешняя политика России на рубеже XIX–XX веков. Русско-японская война</text:h>
      <text:h text:style-name="P3" text:outline-level="4">1. Общий контекст внешней политики</text:h>
      <text:list xml:id="list2214733418" text:style-name="L112">
        <text:list-item>
          <text:p text:style-name="P85"><text:span text:style-name="Strong_20_Emphasis">Имперские амбиции:</text:span> На рубеже веков Россия стремилась расширить своё влияние в Азии и укрепить позиции на Дальнем Востоке, что происходило на фоне соперничества с другими державами, прежде всего Японией и Великобританией.</text:p>
        </text:list-item>
        <text:list-item>
          <text:p text:style-name="P85"><text:span text:style-name="Strong_20_Emphasis">Ситуация в Восточной Азии:</text:span> Сложная международная обстановка, в том числе наличие союзников и конкурентных интересов, создавала напряженность в отношениях с Японией.</text:p>
        </text:list-item>
      </text:list>
      <text:h text:style-name="P3" text:outline-level="4">2. Причины войны</text:h>
      <text:list xml:id="list2071998707" text:style-name="L115">
        <text:list-item>
          <text:p text:style-name="P86"><text:span text:style-name="Strong_20_Emphasis">Колониальные интересы:</text:span> Россия и Япония претендовали на влияние в Китае и Корее. Япония рассматривала Корею как важную стратегическую точку, и противостояние с Россией становилось неизбежным.</text:p>
        </text:list-item>
        <text:list-item>
          <text:p text:style-name="P86"><text:span text:style-name="Strong_20_Emphasis">Неконтролируемое расширение:</text:span> Русская экспансия в Маньчжурии и Корее вызывала настороженность и протест со стороны Японии, которая быстро модернизировалась и превращалась в мировую державу.</text:p>
        </text:list-item>
      </text:list>
      <text:h text:style-name="P3" text:outline-level="4">3. Ход Русско-японской войны (1904-1905 гг.)</text:h>
      <text:list xml:id="list3390830183" text:style-name="L116">
        <text:list-item>
          <text:p text:style-name="P87"><text:span text:style-name="Strong_20_Emphasis">Начало войны:</text:span> Конфликт начался с нападения японского флота на российские корабли в Порт-Артуре. Война вылилась в полномасштабные боевые действия на суше и на море.</text:p>
        </text:list-item>
        <text:list-item>
          <text:p text:style-name="P87"><text:span text:style-name="Strong_20_Emphasis">Сражения:</text:span> Основные сражения включали Кусунь, Ляодун и Цусимскую битву. Япония демонстрировала высокую организованность и боеспособность, что стало неожиданностью для России.</text:p>
        </text:list-item>
        <text:list-item>
          <text:p text:style-name="P87"><text:span text:style-name="Strong_20_Emphasis">Падение Порт-Артура:</text:span> Осада и последующее падение Порт-Артура в начале 1905 года стали важным поворотным моментом, подорвавшим мораль России.</text:p>
        </text:list-item>
      </text:list>
      <text:h text:style-name="P3" text:outline-level="4">4. Итоги и последствия войны</text:h>
      <text:list xml:id="list2346949513" text:style-name="L117">
        <text:list-item>
          <text:p text:style-name="P88"><text:span text:style-name="Strong_20_Emphasis">Поражение России:</text:span> Война закончилась подписанием Портсмутского мира в сентябре 1905 года, в соответствии с которым Россия признала доминирование Японии в Корее и уступила ей южную часть Сахалина.</text:p>
        </text:list-item>
        <text:list-item>
          <text:p text:style-name="P88"><text:span text:style-name="Strong_20_Emphasis">Социальные и политические последствия:</text:span> Поражение на фронте сказалось на внутренней политике России, усилив недовольство и протестные настроения, что положило начало русской революции 1905 года.</text:p>
        </text:list-item>
        <text:list-item>
          <text:p text:style-name="P61"><text:span text:style-name="Strong_20_Emphasis"><text:span text:style-name="T3">Изменение международного положения:</text:span></text:span><text:span text:style-name="T2"> Япония стала первой азиатской державой, одержавшей победу над европейской, и это значительно изменило расстановку сил в Восточной Азии.</text:span></text:p>
        </text:list-item>
      </text:list>
      <text:p text:style-name="P56"><text:span text:style-name="T2"/></text:p>
      <text:p text:style-name="P56"><text:span text:style-name="T2"/></text:p>
      <text:p text:style-name="P56"><text:soft-page-break/><text:span text:style-name="T2"/></text:p>
      <text:p text:style-name="P10">Вопрос 35</text:p>
      <text:h text:style-name="P2" text:outline-level="3">Первая российская революция: причины и основные события 1905 года</text:h>
      <text:h text:style-name="P3" text:outline-level="4">1. Причины революции</text:h>
      <text:list xml:id="list3933731530" text:style-name="L119">
        <text:list-item>
          <text:p text:style-name="P89"><text:span text:style-name="Strong_20_Emphasis">Социально-экономические причины:</text:span> Разгул капитализма, растущее социальное неравенство, бедственное положение крестьян и рабочих, низкие зарплаты и тяжёлые условия труда способствовали росту недовольства.</text:p>
        </text:list-item>
        <text:list-item>
          <text:p text:style-name="P89"><text:span text:style-name="Strong_20_Emphasis">Политические причины:</text:span> Нехватка политических прав, отсутствие реформ, подавление свободы слова и собраний порождали недовольство среди различных слоёв общества, включая интеллигенцию и либеральные круги.</text:p>
        </text:list-item>
        <text:list-item>
          <text:p text:style-name="P89"><text:span text:style-name="Strong_20_Emphasis">Внешнеполитические факторы:</text:span> Поражение в Русско-японской войне (1904-1905) подорвало доверие к власти и усугубило кризис в обществе, усилив революционные настроения.</text:p>
        </text:list-item>
      </text:list>
      <text:h text:style-name="P3" text:outline-level="4">2. Начало революции</text:h>
      <text:list xml:id="list149981278" text:style-name="L122">
        <text:list-item>
          <text:p text:style-name="P90"><text:span text:style-name="Strong_20_Emphasis">Кровавое воскресенье (9 января 1905):</text:span> Массовая акция протеста рабочих Петербурга, направленная к Зимнему дворцу с требованиями социальных и политических реформ, была жестоко подавлена, что стало отправной точкой для революционных событий.</text:p>
        </text:list-item>
        <text:list-item>
          <text:p text:style-name="P90"><text:span text:style-name="Strong_20_Emphasis">Восстания и забастовки:</text:span> После "Кровавого воскресенья" волна протестов охватила страну: забастовки, крестьянские волнения и восстания рабочих становились повседневной реальностью.</text:p>
        </text:list-item>
      </text:list>
      <text:h text:style-name="P3" text:outline-level="4">3. Основные события революции</text:h>
      <text:list xml:id="list2294109510" text:style-name="L123">
        <text:list-item>
          <text:p text:style-name="P91"><text:span text:style-name="Strong_20_Emphasis">Сформирование Советов:</text:span> В крупных городах, таких как Санкт-Петербург и Москва, были созданы Советы рабочих депутатов, представлявшие интересы рабочих и ставшие центрами организованного движения.</text:p>
        </text:list-item>
        <text:list-item>
          <text:p text:style-name="P91"><text:span text:style-name="Strong_20_Emphasis">Образование политических партий:</text:span> Активизировались политические партии, такие как РСДРП, эсеров и кадетов, которые начали организовывать революционную борьбу и участвовать в массовых акциях.</text:p>
        </text:list-item>
        <text:list-item>
          <text:p text:style-name="P91"><text:span text:style-name="Strong_20_Emphasis">Восстание на "Потемкине":</text:span> Бунт на броненосце "Потемкин" в июне 1905 года стал символом революции, продемонстрировав недовольство военнослужащих и поддержку рабочих и крестьян.</text:p>
        </text:list-item>
      </text:list>
      <text:h text:style-name="P3" text:outline-level="4">4. Итоги и последствия революции</text:h>
      <text:list xml:id="list3926782487" text:style-name="L124">
        <text:list-item>
          <text:p text:style-name="P92"><text:span text:style-name="Strong_20_Emphasis">Подписание Манифеста 17 октября:</text:span> В ответ на нарастающее недовольство, Николай II издал Октябрьский манифест, который обещал проведение реформ, создание Государственной думы и предоставление гражданских прав.</text:p>
        </text:list-item>
        <text:list-item>
          <text:p text:style-name="P92"><text:span text:style-name="Strong_20_Emphasis">Ускорение политических процессов:</text:span> Основание Государственной думы привело к появлению новых партий и движений, но она не смогла стать полноценным органом власти, продолжая сталкиваться с репрессиями со стороны правительства.</text:p>
        </text:list-item>
        <text:list-item>
          <text:p text:style-name="P62"><text:soft-page-break/><text:span text:style-name="Strong_20_Emphasis"><text:span text:style-name="T3">Непрекращающиеся конфликты:</text:span></text:span><text:span text:style-name="T2"> Несмотря на некоторые уступки, крестьянские и рабочие движения продолжили борьбу за свои права, создавая предпосылки для будущих революционных событий.</text:span></text:p>
        </text:list-item>
      </text:list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10">Вопрос 36</text:p>
      <text:h text:style-name="P2" text:outline-level="3">Первая российская революция: основные события 1906–1907 гг. Историческое значение революции</text:h>
      <text:h text:style-name="P3" text:outline-level="4">1. Основные события 1906–1907 гг.</text:h>
      <text:list xml:id="list1568396341" text:style-name="L126">
        <text:list-item>
          <text:p text:style-name="P93"><text:span text:style-name="Strong_20_Emphasis">Создание Государственной Думы:</text:span> Первая Дума была созвана в апреле 1906 года. Она состояла в основном из представителей либеральных и умеренных партий, но ее полномочия были ограничены.</text:p>
        </text:list-item>
        <text:list-item>
          <text:p text:style-name="P93"><text:span text:style-name="Strong_20_Emphasis">Работа и распуски Дум:</text:span> Первая Дума была распущена в июле 1906 года после того, как не смогла согласовать с правительством важнейшие вопросы. Вторая Дума, собранная в феврале 1907 года, также быстро распустилась (в июне 1907 года) после конфликта с царскими властями.</text:p>
        </text:list-item>
        <text:list-item>
          <text:p text:style-name="P93"><text:span text:style-name="Strong_20_Emphasis">Ин agrar reforms:</text:span> В ответ на требования крестьян о земле, правительство начало проводить аграрные реформы, хотя многие реформы оказались лишь частичными и инертными.</text:p>
        </text:list-item>
        <text:list-item>
          <text:p text:style-name="P93"><text:span text:style-name="Strong_20_Emphasis">Конфликты и забастовки:</text:span> В 1906-1907 годах продолжались забастовки и протестные акции рабочих, крестьянские волнения, что свидетельствовало о нарастающем недовольстве.</text:p>
        </text:list-item>
        <text:list-item>
          <text:p text:style-name="P93"><text:span text:style-name="Strong_20_Emphasis">Репрессии:</text:span> Правительственные меры по подавлению протестов становились все более жестокими, что усугубляло социальное напряжение.</text:p>
        </text:list-item>
      </text:list>
      <text:h text:style-name="P3" text:outline-level="4">2. Историческое значение революции</text:h>
      <text:list xml:id="list1259715944" text:style-name="L127">
        <text:list-item>
          <text:p text:style-name="P94"><text:span text:style-name="Strong_20_Emphasis">Начало политических изменений:</text:span> Первая российская революция открыла дорогу к формированию новых политических партий, усилению общественной активности и политической культуры в России.</text:p>
        </text:list-item>
        <text:list-item>
          <text:p text:style-name="P94"><text:span text:style-name="Strong_20_Emphasis">Ограничение самодержавия:</text:span> Октябрьский манифест стал первым шагом к ограничению абсолютной власти монарха, хотя реализованные реформы оказались недостаточными.</text:p>
        </text:list-item>
        <text:list-item>
          <text:p text:style-name="P94"><text:span text:style-name="Strong_20_Emphasis">Продление социальных конфликтов:</text:span> Несмотря на изменения, социальные и экономические проблемы оставались актуальными, что сохраняло революционные настроения и противоречия в обществе.</text:p>
        </text:list-item>
        <text:list-item>
          <text:p text:style-name="P63"><text:span text:style-name="Strong_20_Emphasis"><text:span text:style-name="T3">Предпосылки для будущих революций:</text:span></text:span><text:span text:style-name="T2"> Первая революция 1905-1907 годов создала основу для дальнейших политических и социальных движений, особенно для событий Февраля и Октября 1917 года.</text:span></text:p>
        </text:list-item>
      </text:list>
      <text:p text:style-name="P56"><text:soft-page-break/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10">Вопрос 37</text:p>
      <text:h text:style-name="P2" text:outline-level="3">Политическое и социально-экономическое развитие страны в 1906–1914 гг.</text:h>
      <text:h text:style-name="P3" text:outline-level="4">1. Политическое развитие</text:h>
      <text:list xml:id="list273549917" text:style-name="L129">
        <text:list-item>
          <text:p text:style-name="P95"><text:span text:style-name="Strong_20_Emphasis">Деятельность Государственной Думы:</text:span> Установление регулярной работы Дум. Первая (1906), Вторая (1907) и Третья (1907) Думы отличались по своему составу и политическим взглядам. Третья Дума, избранная на основе new избирательного закона, была более под контрольно правительства.</text:p>
        </text:list-item>
        <text:list-item>
          <text:p text:style-name="P95"><text:span text:style-name="Strong_20_Emphasis">Репрессии и ограничение прав:</text:span> Власти использовали репрессии для подавления оппозиции. Политическая активность партий и движений продолжала встречать сопротивление со стороны царских властей.</text:p>
        </text:list-item>
        <text:list-item>
          <text:p text:style-name="P95"><text:span text:style-name="Strong_20_Emphasis">Аграрные реформы:</text:span> В 1906 года начались ограничения в аграрной сфере, что привело к недовольству крестьян, и не решило вопрос с землёй и социальной справедливостью.</text:p>
        </text:list-item>
        <text:list-item>
          <text:p text:style-name="P95"><text:span text:style-name="Strong_20_Emphasis">Нарастание революционных настроений:</text:span> Политическая нестабильность и конфликт между различными политическими силами предполагали дальнейшие волнения и революционные ситуации.</text:p>
        </text:list-item>
      </text:list>
      <text:h text:style-name="P3" text:outline-level="4">2. Социально-экономическое развитие</text:h>
      <text:list xml:id="list1500071358" text:style-name="L131">
        <text:list-item>
          <text:p text:style-name="P96"><text:span text:style-name="Strong_20_Emphasis">Промышленный подъем:</text:span> Период с 1906 по 1914 годы характеризовался активным развитием промышленности. Улучшение экономической ситуации в стране, рост производственного потенциала и привлечение иностранных инвестиций.</text:p>
        </text:list-item>
        <text:list-item>
          <text:p text:style-name="P96"><text:span text:style-name="Strong_20_Emphasis">Рабочее движение:</text:span> Развитие капиталистических отношений способствовало росту рабочей классовой культуры и явлению массовых забастовок, особенно в условиях ухудшения рабочих условий и низких зарплат.</text:p>
        </text:list-item>
        <text:list-item>
          <text:p text:style-name="P96"><text:span text:style-name="Strong_20_Emphasis">Аграрные проблемы:</text:span> Крестьяне продолжали сталкиваться с проблемами, такими как бедность и нехватка земли, что способствовало социальной напряженности на фоне неудачных реформ.</text:p>
        </text:list-item>
        <text:list-item>
          <text:p text:style-name="P96"><text:span text:style-name="Strong_20_Emphasis">Социальные реформы:</text:span> Попытки реформирования социальных структур, но прогресс был медленным и недостаточным в масштабах, необходимых для удовлетворения требований населения.</text:p>
        </text:list-item>
      </text:list>
      <text:h text:style-name="P3" text:outline-level="4">3. Итоги и последствия</text:h>
      <text:list xml:id="list2421443448" text:style-name="L132">
        <text:list-item>
          <text:p text:style-name="P97"><text:span text:style-name="Strong_20_Emphasis">Политическая нестабильность:</text:span> Увеличение политического давления, поднимающаяся критика властей и неудачи в решении социальных вопросов создали предпосылки для будущих конфликтов.</text:p>
        </text:list-item>
        <text:list-item>
          <text:p text:style-name="P97"><text:soft-page-break/><text:span text:style-name="Strong_20_Emphasis">Обострение классовых противоречий:</text:span> Углубляющиеся социальные проблемы ведут к дальнейшему обострению классовой борьбы, что предопределяет развитие ситуации в стране к 1917 году.</text:p>
        </text:list-item>
        <text:list-item>
          <text:p text:style-name="P64"><text:span text:style-name="Strong_20_Emphasis"><text:span text:style-name="T3">Февральская революция 1917 года:</text:span></text:span><text:span text:style-name="T2"> Нарастающая неспособность власти справиться с внутренними кризисами и давлением со стороны рабочих и крестьян привела к февральскому революционному взрыву.</text:span></text:p>
        </text:list-item>
      </text:list>
      <text:p text:style-name="P56"><text:span text:style-name="T2"/></text:p>
      <text:p text:style-name="P10">Вопрос 38</text:p>
      <text:h text:style-name="P2" text:outline-level="3">Внешняя политика России в 1905–1914 гг.</text:h>
      <text:h text:style-name="P3" text:outline-level="4">1. Внешняя политика после Русско-японской войны</text:h>
      <text:list xml:id="list2523334934" text:style-name="L134">
        <text:list-item>
          <text:p text:style-name="P98"><text:span text:style-name="Strong_20_Emphasis">Устранение последствий поражения:</text:span> После поражения в Русско-японской войне (1904–1905) Россия стремилась восстановить своё влияние как в Восточной Азии, так и в Европе. Внешняя политика была направлена на укрепление союзов и возвращение утраченных позиций.</text:p>
        </text:list-item>
        <text:list-item>
          <text:p text:style-name="P98"><text:span text:style-name="Strong_20_Emphasis">Союз с Францией (1894):</text:span> Россия укрепила своё стратегическое партнёрство с Францией, что создало мощный блок против Германии и Австро-Венгрии. В 1904 году началась первая русско-французская военная конвенция, укрепившая военное сотрудничество.</text:p>
        </text:list-item>
        <text:list-item>
          <text:p text:style-name="P98"><text:span text:style-name="Strong_20_Emphasis">Сложные отношения с Великобританией:</text:span> Напряжение с Великобританией сохранялось из-за конкуренции в Центральной Азии, но к 1907 году была заключена Англо-Русская конвенция, которая разрешила некоторые противоречия и показала, что обе стороны готовы к сотрудничеству.</text:p>
        </text:list-item>
      </text:list>
      <text:h text:style-name="P3" text:outline-level="4">2. Предпосылки Первой мировой войны</text:h>
      <text:list xml:id="list3584567986" text:style-name="L136">
        <text:list-item>
          <text:p text:style-name="P99"><text:span text:style-name="Strong_20_Emphasis">Национальные интересы:</text:span> Стремление России к расширению влияния на Балканах и поддержка славянских народов против Австро-Венгрии в начале 1910-х годов, особенно в контексте стремлений Сербии, привели к обострению противоречий.</text:p>
        </text:list-item>
        <text:list-item>
          <text:p text:style-name="P99"><text:span text:style-name="Strong_20_Emphasis">Отношения с Германией:</text:span> Угроза со стороны Германии в результате укрепления её позиций в Европе в 1912–1914 годах заставила Россию укрепить свои военные и дипломатические связи.</text:p>
        </text:list-item>
        <text:list-item>
          <text:p text:style-name="P99"><text:span text:style-name="Strong_20_Emphasis">Сотрудничество с Сербией:</text:span> Россия поддерживала Сербию в конфликте с Австро-Венгрией, что увеличивало вероятность вовлечения России в всеобъемлющий конфликт, особенно после убийства эрцгерцога Франца Фердинанда в Сараево 28 июня 1914 года.</text:p>
        </text:list-item>
      </text:list>
      <text:h text:style-name="P3" text:outline-level="4">3. Военные действия 1914 года</text:h>
      <text:list xml:id="list674455068" text:style-name="L137">
        <text:list-item>
          <text:p text:style-name="P100"><text:span text:style-name="Strong_20_Emphasis">Начало войны:</text:span> Первая мировая война началась 1 августа 1914 года, когда немцы объявили войну России, в ответ на мобилизацию, начатую 30 июля. Россия объявила мобилизацию в поддержку Сербии.</text:p>
        </text:list-item>
        <text:list-item>
          <text:p text:style-name="P100"><text:span text:style-name="Strong_20_Emphasis">Военные операции на Восточном фронте:</text:span> Первые военные действия России включали наступление на Восточную Пруссию (август 1914 года). Российские войска начали боевые действия против Австро-Венгрии, проводя операцию по освобождению Галиции.</text:p>
        </text:list-item>
        <text:list-item>
          <text:p text:style-name="P100"><text:soft-page-break/><text:span text:style-name="Strong_20_Emphasis">Сражение при Танненберге:</text:span> В конце августа 1914 года произошло поражение русских войск в сражении при Танненберге, что привело к значительным потерям и упадку морального духа армии. В результате этого сражения батальоны 2-й армии России были почти полностью уничтожены.</text:p>
        </text:list-item>
        <text:list-item>
          <text:p text:style-name="P65"><text:span text:style-name="Strong_20_Emphasis"><text:span text:style-name="T3">Тяжёлые потери:</text:span></text:span><text:span text:style-name="T2"> Российская армия понесла значительные потери в первые месяцы войны, что ухудшило моральное состояние войск и привело к социальным и политическим последствиям внутри страны.</text:span></text:p>
        </text:list-item>
      </text:list>
      <text:p text:style-name="P56"><text:span text:style-name="T2"/></text:p>
      <text:p text:style-name="P10">Вопрос 39</text:p>
      <text:h text:style-name="P2" text:outline-level="3">Россия в Первой мировой войне</text:h>
      <text:h text:style-name="P3" text:outline-level="4">1. Боевые операции 1915–1917 гг.</text:h>
      <text:list xml:id="list97022934" text:style-name="L139">
        <text:list-item>
          <text:p text:style-name="P101"><text:span text:style-name="Strong_20_Emphasis">1915 год:</text:span> Начало немецкого наступления на Восточном фронте в начале года. В результате операции «Горлице-Тарнов» (апрель 1915 года) российская армия потеряла значительные территории и понесла тяжёлые потери. Были утрачены Галиция и Западная Украина.</text:p>
        </text:list-item>
        <text:list-item>
          <text:p text:style-name="P101"><text:span text:style-name="Strong_20_Emphasis">Кризис на фронте:</text:span> В результате неудачных боевых действий, нехватки ресурсов и плохой организации начался кризис на фронте. В конце 1915 года российская экономика находилась в тяжёлой ситуации, что негативно отражалось на моральном духе солдат и населения.</text:p>
        </text:list-item>
        <text:list-item>
          <text:p text:style-name="P101"><text:span text:style-name="Strong_20_Emphasis">1916 год - Брусиловский прорыв:</text:span> В июне 1916 года Россия инициировала наступление на австрийские и немецкие войска на Юго-Западном фронте, известное как Брусиловский прорыв. Операция была успешной и привела к значительным потерям противника, однако ресурсы были истощены, и российские войска не смогли продолжить своё наступление.</text:p>
        </text:list-item>
        <text:list-item>
          <text:p text:style-name="P101"><text:span text:style-name="Strong_20_Emphasis">Сложности 1917 года:</text:span> Военные действия в 1917 году продолжали обостряться, но сокрушительные поражения и нестабильность внутри страны вынуждали армию отступать. Нехватка продовольствия и зимние условия также усугубляли ситуацию.</text:p>
        </text:list-item>
      </text:list>
      <text:h text:style-name="P3" text:outline-level="4">2. Завершение войны</text:h>
      <text:list xml:id="list1296452463" text:style-name="L141">
        <text:list-item>
          <text:p text:style-name="P102"><text:span text:style-name="Strong_20_Emphasis">Февральская и Октябрьская революции:</text:span> В 1917 году Россия столкнулась с революционными настроениями. Февральская революция привела к свержению монархии, что изменило политическую ситуацию в стране. Власть перешла к Временному правительству, которое продолжало участвовать в войне.</text:p>
        </text:list-item>
        <text:list-item>
          <text:p text:style-name="P102"><text:span text:style-name="Strong_20_Emphasis">Переход власти и выход из войны:</text:span> Октябрьская революция в октябре 1917 года, осуществлённая большевиками, привела к власти Радикальных социалистов, которые выступили против продолжения войны. В декабре 1917 года было подписано перемирие с Центральными державами.</text:p>
        </text:list-item>
        <text:list-item>
          <text:p text:style-name="P102"><text:span text:style-name="Strong_20_Emphasis">Брестский мир:</text:span> В марте 1918 года был подписан Брестский мир, по которому Россия вышла из войны, но потеряла значительные территории (Польша, Прибалтика, Украина и др.) и оказалась под влиянием Германии.</text:p>
        </text:list-item>
      </text:list>
      <text:h text:style-name="P3" text:outline-level="4"><text:soft-page-break/>3. Последствия войны</text:h>
      <text:list xml:id="list1773251050" text:style-name="L142">
        <text:list-item>
          <text:p text:style-name="P103"><text:span text:style-name="Strong_20_Emphasis">Социальные последствия:</text:span> Политическая и социальная нестабильность вызванная войной привела к резкому ухудшению жизни населения, экономическому кризису и увеличению недовольства. Революционные настроения росли.</text:p>
        </text:list-item>
        <text:list-item>
          <text:p text:style-name="P103"><text:span text:style-name="Strong_20_Emphasis">Экономические последствия:</text:span> Экономика России была сильно повреждена войной, что привело к нехватке ресурсов, продовольственного кризиса и высокой инфляции.</text:p>
        </text:list-item>
        <text:list-item>
          <text:p text:style-name="P66"><text:span text:style-name="Strong_20_Emphasis"><text:span text:style-name="T3">Политические последствия:</text:span></text:span><text:span text:style-name="T2"> Падение авторитета временного правительства, усиление позиций большевиков, что в конечном итоге привело к гражданской войне и кардинальным изменениям в политической системе страны.</text:span></text:p>
        </text:list-item>
      </text:list>
      <text:p text:style-name="P56"><text:span text:style-name="T2"/></text:p>
      <text:p text:style-name="P10">Вопрос 40</text:p>
      <text:h text:style-name="P2" text:outline-level="3">Социально-экономическое и политическое развитие России во время Первой мировой войны</text:h>
      <text:h text:style-name="P3" text:outline-level="4">1. Социально-экономическое развитие</text:h>
      <text:list xml:id="list471225976" text:style-name="L144">
        <text:list-item>
          <text:p text:style-name="P104"><text:span text:style-name="Strong_20_Emphasis">Экономические трудности:</text:span> Война вызвала серьёзные экономические проблемы, такие как нехватка продовольствия и товаров первой необходимости. Инфляция, дефицит ресурсов и спад производства ухудшали жизнь населения.</text:p>
        </text:list-item>
        <text:list-item>
          <text:p text:style-name="P104"><text:span text:style-name="Strong_20_Emphasis">Увеличение рабочего движения:</text:span> Условия труда ухудшались, что привело к росту забастовок и протестов рабочих. В 1916 году количество забастовок возросло, что указывало на нарастание социального напряжения.</text:p>
        </text:list-item>
        <text:list-item>
          <text:p text:style-name="P104"><text:span text:style-name="Strong_20_Emphasis">Проблемы на фронте:</text:span> Отсутствие необходимых ресурсов для армии и высокая смертность среди солдат также способствовали недовольству среди населения и увеличивали количество дезертиров.</text:p>
        </text:list-item>
      </text:list>
      <text:h text:style-name="P3" text:outline-level="4">2. Политическое развитие</text:h>
      <text:list xml:id="list680823847" text:style-name="L146">
        <text:list-item>
          <text:p text:style-name="P105"><text:span text:style-name="Strong_20_Emphasis">Действия Временного правительства:</text:span> После Февральской революции 1917 года власть перешла к Временному правительству, которое, несмотря на некоторые позитивные изменения, не смогло решить проблем войны и социального кризиса.</text:p>
        </text:list-item>
        <text:list-item>
          <text:p text:style-name="P105"><text:span text:style-name="Strong_20_Emphasis">Неспособность к реформам:</text:span> Временное правительство не смогло провести эффективные реформы для улучшения положения страны, особенно в аграрном вопросе, что ещё больше подорвало его авторитет.</text:p>
        </text:list-item>
        <text:list-item>
          <text:p text:style-name="P105"><text:span text:style-name="Strong_20_Emphasis">Укрепление позиций Советов:</text:span> В условиях нестабильность и социального недовольства<text:span text:style-name="T24">ы</text:span> растущие Советы (советы рабочих и солдат) начали набирать влияние, становясь альтернативой Временному правительству.</text:p>
        </text:list-item>
      </text:list>
      <text:h text:style-name="P3" text:outline-level="4">3. Проблема предпосылок Февральской революции</text:h>
      <text:list xml:id="list2639184030" text:style-name="L147">
        <text:list-item>
          <text:p text:style-name="P106"><text:span text:style-name="Strong_20_Emphasis">Комбинация факторов:</text:span> Февральская революция стала результатом сочетания множества факторов: экономических трудностей, политического кризиса, недовольства войной и отсутствия реформ.</text:p>
        </text:list-item>
        <text:list-item>
          <text:p text:style-name="P106"><text:soft-page-break/><text:span text:style-name="Strong_20_Emphasis">Недовольство разными слоями населения:</text:span> Крестьяне страдали от нехватки земли и продовольствия, рабочие — от плохих условий труда и низких зарплат, а армия — от потерь на фронте. Все эти факторы могли вести к массовым протестам.</text:p>
        </text:list-item>
        <text:list-item>
          <text:p text:style-name="P67"><text:span text:style-name="Strong_20_Emphasis"><text:span text:style-name="T3">Роль интеллигенции и политических партий:</text:span></text:span><text:span text:style-name="T2"> Интеллигенция и радикальные партии, такие как большевики, играли значительную роль в mobilизации протестного настроения, что также стало одной из предпосылок революции.</text:span></text:p>
        </text:list-item>
      </text:list>
      <text:p text:style-name="P56"><text:span text:style-name="T2"/></text:p>
      <text:p text:style-name="P56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2T22:26:28.250000000</meta:creation-date>
    <dc:date>2024-12-02T22:35:12.982000000</dc:date>
    <meta:editing-duration>PT8M44S</meta:editing-duration>
    <meta:editing-cycles>1</meta:editing-cycles>
    <meta:document-statistic meta:table-count="0" meta:image-count="0" meta:object-count="0" meta:page-count="23" meta:paragraph-count="359" meta:word-count="5558" meta:character-count="42939" meta:non-whitespace-character-count="37958"/>
    <meta:generator>LibreOffice/7.3.2.2$Windows_X86_64 LibreOffice_project/49f2b1bff42cfccbd8f788c8dc32c1c309559be0</meta:generator>
  </office:meta>
</office:document-meta>
</file>